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weight="bold" officeooo:rsid="001426a7" officeooo:paragraph-rsid="001426a7" style:font-weight-asian="bold" style:font-weight-complex="bold"/>
    </style:style>
    <style:style style:name="P2" style:family="paragraph" style:parent-style-name="Standard">
      <style:paragraph-properties fo:text-align="justify" style:justify-single-word="false"/>
      <style:text-properties fo:font-weight="bold" officeooo:rsid="001426a7" officeooo:paragraph-rsid="001426a7" style:font-weight-asian="bold" style:font-weight-complex="bold"/>
    </style:style>
    <style:style style:name="P3" style:family="paragraph" style:parent-style-name="Standard">
      <style:paragraph-properties fo:text-align="justify" style:justify-single-word="false"/>
      <style:text-properties fo:color="#408080" fo:font-weight="bold" officeooo:rsid="001426a7" officeooo:paragraph-rsid="001426a7" style:font-weight-asian="bold" style:font-weight-complex="bold"/>
    </style:style>
    <style:style style:name="P4" style:family="paragraph" style:parent-style-name="Standard">
      <style:paragraph-properties fo:text-align="justify" style:justify-single-word="false"/>
      <style:text-properties fo:color="#000000" fo:font-weight="bold" officeooo:rsid="001426a7" officeooo:paragraph-rsid="001426a7" style:font-weight-asian="bold" style:font-weight-complex="bold"/>
    </style:style>
    <style:style style:name="P5" style:family="paragraph" style:parent-style-name="Standard">
      <style:paragraph-properties fo:text-align="justify" style:justify-single-word="false"/>
      <style:text-properties fo:color="#a0a000" fo:font-weight="bold" officeooo:rsid="001426a7" officeooo:paragraph-rsid="001426a7" style:font-weight-asian="bold" style:font-weight-complex="bold"/>
    </style:style>
    <style:style style:name="P6" style:family="paragraph" style:parent-style-name="Standard" style:master-page-name="">
      <loext:graphic-properties draw:fill="none"/>
      <style:paragraph-properties fo:margin-left="0.4cm" fo:margin-right="0cm" fo:text-align="justify" style:justify-single-word="false" fo:text-indent="0cm" style:auto-text-indent="false" style:page-number="auto" fo:background-color="transparent"/>
      <style:text-properties style:text-underline-style="none" fo:font-weight="normal" officeooo:rsid="0015a9ba" officeooo:paragraph-rsid="0015a9ba" style:font-weight-asian="normal" style:font-weight-complex="normal"/>
    </style:style>
    <style:style style:name="P7" style:family="paragraph" style:parent-style-name="Standard">
      <loext:graphic-properties draw:fill="none"/>
      <style:paragraph-properties fo:margin-left="0.4cm" fo:margin-right="0cm" fo:text-align="justify" style:justify-single-word="false" fo:text-indent="0cm" style:auto-text-indent="false" fo:background-color="transparent"/>
      <style:text-properties style:text-underline-style="none" fo:font-weight="normal" officeooo:rsid="0015a9ba" officeooo:paragraph-rsid="0015a9ba" style:font-weight-asian="normal" style:font-weight-complex="normal"/>
    </style:style>
    <style:style style:name="P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underline-style="none" fo:font-weight="normal" officeooo:rsid="0015a9ba" officeooo:paragraph-rsid="0015a9ba" style:font-weight-asian="normal" style:font-weight-complex="normal"/>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15a9ba" officeooo:paragraph-rsid="001816dc" style:font-weight-asian="normal" style:font-weight-complex="normal"/>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20c5c0" officeooo:paragraph-rsid="0020c5c0" style:font-weight-asian="normal" style:font-weight-complex="normal"/>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2297d5" officeooo:paragraph-rsid="002297d5" style:font-weight-asian="normal" style:font-weight-complex="normal"/>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bold" officeooo:rsid="0020c5c0" officeooo:paragraph-rsid="0020c5c0" style:font-weight-asian="bold" style:font-weight-complex="bold"/>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normal" officeooo:paragraph-rsid="001816dc" style:font-weight-asian="normal" style:font-weight-complex="normal"/>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816dc"/>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a96ba"/>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08080" fo:font-weight="normal" officeooo:paragraph-rsid="001816dc" style:font-weight-asian="normal" style:font-weight-complex="normal"/>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08080" style:text-underline-style="none" fo:font-weight="bold" officeooo:rsid="0020c5c0" officeooo:paragraph-rsid="0020c5c0" style:font-weight-asian="bold" style:font-weight-complex="bold"/>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fo:font-weight="normal" officeooo:paragraph-rsid="001816dc" style:font-weight-asian="normal"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none" fo:font-weight="bold" officeooo:rsid="0020c5c0" officeooo:paragraph-rsid="0020c5c0" style:font-weight-asian="bold" style:font-weight-complex="bold"/>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000" fo:font-weight="normal" officeooo:paragraph-rsid="001816dc" style:font-weight-asian="normal" style:font-weight-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000" style:text-underline-style="none" fo:font-weight="bold" officeooo:rsid="0020c5c0" officeooo:paragraph-rsid="0020c5c0" style:font-weight-asian="bold" style:font-weight-complex="bold"/>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solid" style:text-underline-width="auto" style:text-underline-color="font-color" fo:font-weight="normal" officeooo:rsid="001cd645" officeooo:paragraph-rsid="001cd645" style:font-weight-asian="normal" style:font-weight-complex="normal"/>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solid" style:text-underline-width="auto" style:text-underline-color="font-color" fo:font-weight="bold" officeooo:rsid="001cd645" officeooo:paragraph-rsid="001cd645" style:font-weight-asian="bold" style:font-weight-complex="bold"/>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text-underline-style="none" fo:font-weight="normal" officeooo:rsid="00228716" officeooo:paragraph-rsid="00228716" style:font-weight-asian="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text-underline-style="none" fo:font-weight="normal" officeooo:rsid="002297d5" officeooo:paragraph-rsid="00228716" style:font-weight-asian="normal" style:font-weight-complex="normal"/>
    </style:style>
    <style:style style:name="P26" style:family="paragraph" style:parent-style-name="Standard">
      <style:paragraph-properties fo:text-align="justify" style:justify-single-word="false"/>
      <style:text-properties fo:color="#000000" fo:font-weight="bold" officeooo:rsid="001426a7" officeooo:paragraph-rsid="001426a7" style:font-weight-asian="bold" style:font-weight-complex="bold"/>
    </style:style>
    <style:style style:name="P27"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15a9ba" officeooo:paragraph-rsid="0015a9ba" style:font-weight-asian="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fo:font-weight="normal" officeooo:paragraph-rsid="001816dc" style:font-weight-asian="normal" style:font-weight-complex="normal"/>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solid" style:text-underline-width="auto" style:text-underline-color="font-color" fo:font-weight="normal" officeooo:rsid="0015a9ba" officeooo:paragraph-rsid="001816dc" style:font-weight-asian="normal"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solid" style:text-underline-width="auto" style:text-underline-color="font-color" fo:font-weight="normal" officeooo:rsid="0020c5c0" officeooo:paragraph-rsid="0020c5c0" style:font-weight-asian="normal"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solid" style:text-underline-width="auto" style:text-underline-color="font-color" fo:font-weight="normal" officeooo:rsid="00228716" officeooo:paragraph-rsid="00228716" style:font-weight-asian="normal"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none" fo:font-weight="bold" officeooo:rsid="001a96ba" officeooo:paragraph-rsid="001a96ba" style:font-weight-asian="bold" style:font-weight-complex="bold"/>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none" fo:font-weight="bold" officeooo:rsid="001cd645" officeooo:paragraph-rsid="001cd645" style:font-weight-asian="bold" style:font-weight-complex="bold"/>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none" fo:font-weight="bold" officeooo:rsid="0020c5c0" officeooo:paragraph-rsid="0020c5c0" style:font-weight-asian="bold" style:font-weight-complex="bold"/>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underline-style="none" fo:font-weight="normal" officeooo:rsid="001cd645" officeooo:paragraph-rsid="001cd645" style:font-weight-asian="normal" style:font-weight-complex="normal"/>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bold" officeooo:rsid="001a96ba" officeooo:paragraph-rsid="001a96ba" style:font-weight-asian="bold" style:font-weight-complex="bold"/>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08080" style:text-underline-style="none" fo:font-weight="bold" officeooo:rsid="001a96ba" officeooo:paragraph-rsid="001a96ba" style:font-weight-asian="bold" style:font-weight-complex="bold"/>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08080" style:text-underline-style="none" fo:font-weight="bold" officeooo:rsid="001cd645" officeooo:paragraph-rsid="001cd645" style:font-weight-asian="bold" style:font-weight-complex="bold"/>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000" style:text-underline-style="none" fo:font-weight="bold" officeooo:rsid="001a96ba" officeooo:paragraph-rsid="001a96ba" style:font-weight-asian="bold"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000" style:text-underline-style="none" fo:font-weight="bold" officeooo:rsid="001cd645" officeooo:paragraph-rsid="001cd645" style:font-weight-asian="bold" style:font-weight-complex="bold"/>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text-underline-style="none" fo:font-weight="normal" officeooo:rsid="00228716" officeooo:paragraph-rsid="00228716" style:font-weight-asian="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text-underline-style="none" fo:font-weight="normal" officeooo:rsid="00268509" officeooo:paragraph-rsid="00268509" style:font-weight-asian="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text-underline-style="none" fo:font-weight="bold" officeooo:rsid="00268509" officeooo:paragraph-rsid="00268509" style:font-weight-asian="bold" style:font-weight-complex="bold"/>
    </style:style>
    <style:style style:name="T1" style:family="text">
      <style:text-properties fo:color="#7d9029"/>
    </style:style>
    <style:style style:name="T2" style:family="text">
      <style:text-properties fo:color="#7d9029" style:text-underline-style="none"/>
    </style:style>
    <style:style style:name="T3" style:family="text">
      <style:text-properties fo:color="#7d9029" style:text-underline-style="none" fo:font-weight="bold" officeooo:rsid="001a96ba" style:font-weight-asian="bold" style:font-weight-complex="bold"/>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fo:font-weight="bold" officeooo:rsid="001a96ba" style:font-weight-asian="bold" style:font-weight-complex="bold"/>
    </style:style>
    <style:style style:name="T7" style:family="text">
      <style:text-properties fo:color="#000000" officeooo:rsid="001a96ba"/>
    </style:style>
    <style:style style:name="T8" style:family="text">
      <style:text-properties fo:color="#880000"/>
    </style:style>
    <style:style style:name="T9" style:family="text">
      <style:text-properties fo:color="#880000" style:text-underline-style="none"/>
    </style:style>
    <style:style style:name="T10" style:family="text">
      <style:text-properties fo:color="#880000" style:text-underline-style="none" fo:font-weight="bold" officeooo:rsid="001a96ba" style:font-weight-asian="bold" style:font-weight-complex="bold"/>
    </style:style>
    <style:style style:name="T11" style:family="text">
      <style:text-properties fo:color="#408080"/>
    </style:style>
    <style:style style:name="T12" style:family="text">
      <style:text-properties fo:color="#408080" style:text-underline-style="none"/>
    </style:style>
    <style:style style:name="T13" style:family="text">
      <style:text-properties fo:color="#408080" style:text-underline-style="none" fo:font-weight="bold" officeooo:rsid="001a96ba" style:font-weight-asian="bold" style:font-weight-complex="bold"/>
    </style:style>
    <style:style style:name="T14" style:family="text">
      <style:text-properties fo:color="#666666"/>
    </style:style>
    <style:style style:name="T15" style:family="text">
      <style:text-properties fo:color="#666666" style:text-underline-style="none"/>
    </style:style>
    <style:style style:name="T16" style:family="text">
      <style:text-properties fo:color="#666666" style:text-underline-style="none" fo:font-weight="bold" officeooo:rsid="001a96ba" style:font-weight-asian="bold" style:font-weight-complex="bold"/>
    </style:style>
    <style:style style:name="T17" style:family="text">
      <style:text-properties fo:color="#ba2121"/>
    </style:style>
    <style:style style:name="T18" style:family="text">
      <style:text-properties fo:color="#ba2121" style:text-underline-style="none"/>
    </style:style>
    <style:style style:name="T19" style:family="text">
      <style:text-properties fo:color="#ba2121" style:text-underline-style="none" fo:font-weight="bold" officeooo:rsid="001a96ba" style:font-weight-asian="bold" style:font-weight-complex="bold"/>
    </style:style>
    <style:style style:name="T20" style:family="text">
      <style:text-properties fo:color="#a0a000"/>
    </style:style>
    <style:style style:name="T21" style:family="text">
      <style:text-properties fo:color="#a0a000" style:text-underline-style="none"/>
    </style:style>
    <style:style style:name="T22" style:family="text">
      <style:text-properties fo:color="#a0a000" style:text-underline-style="none" fo:font-weight="bold" officeooo:rsid="001a96ba" style:font-weight-asian="bold" style:font-weight-complex="bold"/>
    </style:style>
    <style:style style:name="T23" style:family="text">
      <style:text-properties fo:color="#0000ff"/>
    </style:style>
    <style:style style:name="T24" style:family="text">
      <style:text-properties fo:color="#0000ff" style:text-underline-style="none"/>
    </style:style>
    <style:style style:name="T25" style:family="text">
      <style:text-properties fo:color="#0000ff" style:text-underline-style="none" fo:font-weight="bold" officeooo:rsid="001a96ba" style:font-weight-asian="bold" style:font-weight-complex="bold"/>
    </style:style>
    <style:style style:name="T26" style:family="text">
      <style:text-properties fo:color="#19177c"/>
    </style:style>
    <style:style style:name="T27" style:family="text">
      <style:text-properties fo:color="#19177c" style:text-underline-style="none"/>
    </style:style>
    <style:style style:name="T28" style:family="text">
      <style:text-properties fo:color="#19177c" style:text-underline-style="none" fo:font-weight="bold" officeooo:rsid="001a96ba" style:font-weight-asian="bold" style:font-weight-complex="bold"/>
    </style:style>
    <style:style style:name="T29" style:family="text">
      <style:text-properties style:text-underline-style="none" fo:font-weight="bold" officeooo:rsid="001426a7" style:font-weight-asian="bold" style:font-weight-complex="bold"/>
    </style:style>
    <style:style style:name="T30" style:family="text">
      <style:text-properties style:text-underline-style="none" fo:font-weight="bold" officeooo:rsid="001816dc" style:font-weight-asian="bold" style:font-weight-complex="bold"/>
    </style:style>
    <style:style style:name="T31" style:family="text">
      <style:text-properties style:text-underline-style="none" fo:font-weight="bold" officeooo:rsid="001a96ba"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officeooo:rsid="001a96ba"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Sumar N enteros sin signo de 32 bits sobre dos registros de 32 bits usando uno de ellos como acumulador de acarreos (N≈16)</text:p>
      <text:p text:style-name="P2"/>
      <text:p text:style-name="P2"><text:span text:style-name="T1">.section</text:span><text:span text:style-name="T4"> </text:span><text:span text:style-name="T8">.data</text:span></text:p>
      <text:p text:style-name="P3">#ifndef TEST</text:p>
      <text:p text:style-name="P3">#define TEST 9</text:p>
      <text:p text:style-name="P3">#endif</text:p>
      <text:p text:style-name="P2"><text:span text:style-name="T4"><text:tab/><text:tab/><text:tab/></text:span><text:span text:style-name="T1">.macro</text:span><text:span text:style-name="T4"> </text:span><text:span text:style-name="T8">linea</text:span></text:p>
      <text:p text:style-name="P2"><text:span text:style-name="T4"><text:s/><text:tab/><text:tab/></text:span><text:span text:style-name="T11">#if TEST==1</text:span></text:p>
      <text:p text:style-name="P2"><text:span text:style-name="T4"><text:tab/><text:tab/><text:tab/></text:span><text:span text:style-name="T1">.int</text:span><text:span text:style-name="T4"> </text:span><text:span text:style-name="T14">1</text:span><text:span text:style-name="T4">,</text:span><text:span text:style-name="T14">1</text:span><text:span text:style-name="T4">,</text:span><text:span text:style-name="T14">1</text:span><text:span text:style-name="T4">,</text:span><text:span text:style-name="T14">1</text:span></text:p>
      <text:p text:style-name="P2"><text:span text:style-name="T4"><text:tab/><text:tab/></text:span><text:span text:style-name="T11">#elif TEST==2</text:span></text:p>
      <text:p text:style-name="P2"><text:span text:style-name="T4"><text:tab/><text:tab/><text:tab/></text:span><text:span text:style-name="T1">.int</text:span><text:span text:style-name="T4"> </text:span><text:span text:style-name="T14">0x0fffffff</text:span><text:span text:style-name="T4">, </text:span><text:span text:style-name="T14">0x0fffffff</text:span><text:span text:style-name="T4">, </text:span><text:span text:style-name="T14">0x0fffffff</text:span><text:span text:style-name="T4">, </text:span><text:span text:style-name="T14">0x0fffffff</text:span></text:p>
      <text:p text:style-name="P2"><text:span text:style-name="T4"><text:tab/><text:tab/></text:span><text:span text:style-name="T11">#elif TEST==3</text:span></text:p>
      <text:p text:style-name="P2"><text:span text:style-name="T4"><text:tab/><text:tab/><text:tab/></text:span><text:span text:style-name="T1">.int</text:span><text:span text:style-name="T4"> </text:span><text:span text:style-name="T14">0x10000000</text:span><text:span text:style-name="T4">, </text:span><text:span text:style-name="T14">0x10000000</text:span><text:span text:style-name="T4">, </text:span><text:span text:style-name="T14">0x10000000</text:span><text:span text:style-name="T4">, </text:span><text:span text:style-name="T14">0x10000000</text:span></text:p>
      <text:p text:style-name="P2"><text:span text:style-name="T4"><text:tab/><text:tab/></text:span><text:span text:style-name="T11">#elif TEST==4</text:span></text:p>
      <text:p text:style-name="P2"><text:span text:style-name="T4"><text:tab/><text:tab/><text:tab/></text:span><text:span text:style-name="T1">.int</text:span><text:span text:style-name="T4"> </text:span><text:span text:style-name="T14">0xffffffff</text:span><text:span text:style-name="T4">, </text:span><text:span text:style-name="T14">0xffffffff</text:span><text:span text:style-name="T4">, </text:span><text:span text:style-name="T14">0xffffffff</text:span><text:span text:style-name="T4">, </text:span><text:span text:style-name="T14">0xffffffff</text:span></text:p>
      <text:p text:style-name="P2"><text:span text:style-name="T4"><text:tab/><text:tab/></text:span><text:span text:style-name="T11">#elif TEST==5</text:span></text:p>
      <text:p text:style-name="P2"><text:span text:style-name="T4"><text:tab/><text:tab/><text:tab/></text:span><text:span text:style-name="T1">.int</text:span><text:span text:style-name="T4"> -</text:span><text:span text:style-name="T14">1</text:span><text:span text:style-name="T4">,-</text:span><text:span text:style-name="T14">1</text:span><text:span text:style-name="T4">,-</text:span><text:span text:style-name="T14">1</text:span><text:span text:style-name="T4">,-</text:span><text:span text:style-name="T14">1</text:span></text:p>
      <text:p text:style-name="P2"><text:span text:style-name="T4"><text:tab/><text:tab/></text:span><text:span text:style-name="T11">#elif TEST==6</text:span></text:p>
      <text:p text:style-name="P2"><text:span text:style-name="T4"><text:tab/><text:tab/><text:tab/></text:span><text:span text:style-name="T1">.int</text:span><text:span text:style-name="T4"> </text:span><text:span text:style-name="T14">200000000</text:span><text:span text:style-name="T4">,</text:span><text:span text:style-name="T14">200000000</text:span><text:span text:style-name="T4">,</text:span><text:span text:style-name="T14">200000000</text:span><text:span text:style-name="T4">,</text:span><text:span text:style-name="T14">200000000</text:span></text:p>
      <text:p text:style-name="P2"><text:span text:style-name="T4"><text:tab/><text:tab/></text:span><text:span text:style-name="T11">#elif TEST==7</text:span></text:p>
      <text:p text:style-name="P2"><text:span text:style-name="T4"><text:tab/><text:tab/><text:tab/></text:span><text:span text:style-name="T1">.int</text:span><text:span text:style-name="T4"> </text:span><text:span text:style-name="T14">300000000</text:span><text:span text:style-name="T4">,</text:span><text:span text:style-name="T14">300000000</text:span><text:span text:style-name="T4">,</text:span><text:span text:style-name="T14">300000000</text:span><text:span text:style-name="T4">,</text:span><text:span text:style-name="T14">300000000</text:span></text:p>
      <text:p text:style-name="P2"><text:span text:style-name="T4"><text:tab/><text:tab/></text:span><text:span text:style-name="T11">#elif TEST==8</text:span></text:p>
      <text:p text:style-name="P2"><text:span text:style-name="T4"><text:tab/><text:tab/><text:tab/></text:span><text:span text:style-name="T1">.int</text:span><text:span text:style-name="T4"> </text:span><text:span text:style-name="T14">5000000000</text:span><text:span text:style-name="T4">,</text:span><text:span text:style-name="T14">5000000000</text:span><text:span text:style-name="T4">,</text:span><text:span text:style-name="T14">5000000000</text:span><text:span text:style-name="T4">,</text:span><text:span text:style-name="T14">5000000000</text:span></text:p>
      <text:p text:style-name="P2"><text:span text:style-name="T4"><text:tab/><text:tab/></text:span><text:span text:style-name="T11">#else</text:span></text:p>
      <text:p text:style-name="P2"><text:span text:style-name="T4"><text:tab/><text:tab/><text:tab/></text:span><text:span text:style-name="T1">.error</text:span><text:span text:style-name="T4"> </text:span><text:span text:style-name="T17">"Definir TEST entre 1..8"</text:span></text:p>
      <text:p text:style-name="P2"><text:span text:style-name="T4"><text:tab/><text:tab/></text:span><text:span text:style-name="T11">#endif</text:span></text:p>
      <text:p text:style-name="P2"><text:span text:style-name="T4"><text:tab/><text:tab/><text:tab/></text:span><text:span text:style-name="T1">.endm</text:span></text:p>
      <text:p text:style-name="P2"><text:span text:style-name="T20">lista:</text:span><text:span text:style-name="T4"> </text:span><text:span text:style-name="T1">.irpc</text:span><text:span text:style-name="T4"> </text:span><text:span text:style-name="T8">i</text:span><text:span text:style-name="T4">,</text:span><text:span text:style-name="T14">1234</text:span></text:p>
      <text:p text:style-name="P2"><text:span text:style-name="T4"><text:tab/><text:tab/><text:tab/><text:tab/><text:tab/></text:span><text:span text:style-name="T23">linea</text:span></text:p>
      <text:p text:style-name="P2"><text:span text:style-name="T4"><text:tab/><text:tab/><text:tab/> </text:span><text:span text:style-name="T1">.endr</text:span></text:p>
      <text:p text:style-name="P2"><text:span text:style-name="T20">longlista:</text:span><text:span text:style-name="T4"><text:tab/></text:span><text:span text:style-name="T1">.int</text:span><text:span text:style-name="T4"> <text:s text:c="2"/>(.-</text:span><text:span text:style-name="T8">lista</text:span><text:span text:style-name="T4">)/</text:span><text:span text:style-name="T14">4</text:span></text:p>
      <text:p text:style-name="P2"><text:span text:style-name="T20">resultado:</text:span><text:span text:style-name="T4"><text:tab/></text:span><text:span text:style-name="T1">.quad</text:span><text:span text:style-name="T4"> <text:s text:c="2"/></text:span><text:span text:style-name="T14">0</text:span></text:p>
      <text:p text:style-name="P2"><text:span text:style-name="T20">formato:</text:span><text:span text:style-name="T4"> </text:span><text:span text:style-name="T1">.ascii</text:span><text:span text:style-name="T4"> </text:span><text:span text:style-name="T17">"resultado \t = %18lu (uns)\n"</text:span></text:p>
      <text:p text:style-name="P2"><text:span text:style-name="T4"><text:tab/><text:tab/><text:tab/><text:tab/> </text:span><text:span text:style-name="T1">.ascii</text:span><text:span text:style-name="T4"> </text:span><text:span text:style-name="T17">"\t\t = 0x%18lx (hex)\n"</text:span></text:p>
      <text:p text:style-name="P2"><text:span text:style-name="T4"><text:tab/><text:tab/><text:tab/><text:tab/> </text:span><text:span text:style-name="T1">.asciz</text:span><text:span text:style-name="T4"> </text:span><text:span text:style-name="T17">"\t\t = 0x %08x %08x \n"</text:span></text:p>
      <text:p text:style-name="P4"/>
      <text:p text:style-name="P2"><text:span text:style-name="T1">.section</text:span><text:span text:style-name="T4"> </text:span><text:span text:style-name="T8">.text</text:span></text:p>
      <text:p text:style-name="P2"><text:span text:style-name="T20">main:</text:span><text:span text:style-name="T4"> </text:span><text:span text:style-name="T1">.global</text:span><text:span text:style-name="T4"> <text:s/></text:span><text:span text:style-name="T8">main</text:span></text:p>
      <text:p text:style-name="P2"><text:span text:style-name="T4"><text:tab/></text:span><text:span text:style-name="T23">mov</text:span><text:span text:style-name="T4"> <text:s text:c="4"/></text:span><text:span text:style-name="T8">$lista</text:span><text:span text:style-name="T4">, </text:span><text:span text:style-name="T26">%ebx</text:span><text:span text:style-name="T4"><text:tab/><text:tab/></text:span><text:span text:style-name="T11"># Guardamos posición de la lista</text:span></text:p>
      <text:p text:style-name="P2"><text:span text:style-name="T4"><text:tab/></text:span><text:span text:style-name="T8">mov</text:span><text:span text:style-name="T4"> <text:s/></text:span><text:span text:style-name="T8">longlista</text:span><text:span text:style-name="T4">, </text:span><text:span text:style-name="T26">%ecx</text:span><text:span text:style-name="T4"><text:tab/><text:tab/></text:span><text:span text:style-name="T11"># Guardamos el tamaño de la lista</text:span></text:p>
      <text:p text:style-name="P2"><text:span text:style-name="T4"><text:tab/></text:span><text:span text:style-name="T8">call</text:span><text:span text:style-name="T4"> </text:span><text:span text:style-name="T8">suma</text:span><text:span text:style-name="T4"><text:tab/><text:tab/><text:tab/></text:span><text:span text:style-name="T11"># Llamada a la función suma</text:span></text:p>
      <text:p text:style-name="P4"/>
      <text:p text:style-name="P2"><text:span text:style-name="T4"><text:tab/></text:span><text:span text:style-name="T23">mov</text:span><text:span text:style-name="T4"> <text:s/></text:span><text:span text:style-name="T26">%eax</text:span><text:span text:style-name="T4">, </text:span><text:span text:style-name="T8">resultado</text:span><text:span text:style-name="T4"><text:tab/><text:tab/></text:span></text:p>
      <text:p text:style-name="P2"><text:span text:style-name="T4"><text:tab/></text:span><text:span text:style-name="T8">mov</text:span><text:span text:style-name="T4"> <text:s/></text:span><text:span text:style-name="T26">%edx</text:span><text:span text:style-name="T4">, </text:span><text:span text:style-name="T8">resultado</text:span><text:span text:style-name="T4">+</text:span><text:span text:style-name="T14">4</text:span></text:p>
      <text:p text:style-name="P4"/>
      <text:p text:style-name="P2"><text:span text:style-name="T4"><text:tab/></text:span><text:span text:style-name="T23">mov</text:span><text:span text:style-name="T4"> <text:s text:c="2"/></text:span><text:span text:style-name="T8">$formato</text:span><text:span text:style-name="T4">, </text:span><text:span text:style-name="T26">%rdi</text:span></text:p>
      <text:p text:style-name="P2"><text:span text:style-name="T4"><text:tab/></text:span><text:span text:style-name="T23">mov</text:span><text:span text:style-name="T4"> <text:s text:c="2"/></text:span><text:span text:style-name="T8">resultado</text:span><text:span text:style-name="T4">,</text:span><text:span text:style-name="T26">%rsi</text:span></text:p>
      <text:p text:style-name="P2"><text:soft-page-break/><text:span text:style-name="T4"><text:tab/></text:span><text:span text:style-name="T23">mov</text:span><text:span text:style-name="T4"> <text:s text:c="2"/></text:span><text:span text:style-name="T8">resultado</text:span><text:span text:style-name="T4">,</text:span><text:span text:style-name="T26">%rdx</text:span></text:p>
      <text:p text:style-name="P2"><text:span text:style-name="T4"><text:tab/></text:span><text:span text:style-name="T23">mov</text:span><text:span text:style-name="T4"> <text:s text:c="9"/></text:span><text:span text:style-name="T8">$0</text:span><text:span text:style-name="T4">,</text:span><text:span text:style-name="T26">%eax</text:span><text:span text:style-name="T4"><text:tab/></text:span><text:span text:style-name="T11"># varargin sin xmm</text:span></text:p>
      <text:p text:style-name="P2"><text:span text:style-name="T4"><text:tab/></text:span><text:span text:style-name="T8">call</text:span><text:span text:style-name="T4"> <text:s/></text:span><text:span text:style-name="T8">printf</text:span><text:span text:style-name="T4"><text:tab/><text:tab/></text:span><text:span text:style-name="T11"># == printf(formato, res, res);</text:span></text:p>
      <text:p text:style-name="P4"/>
      <text:p text:style-name="P2"><text:span text:style-name="T4"><text:tab/></text:span><text:span text:style-name="T23">mov</text:span><text:span text:style-name="T4"> <text:s/></text:span><text:span text:style-name="T8">resultado</text:span><text:span text:style-name="T4">, </text:span><text:span text:style-name="T26">%edi</text:span></text:p>
      <text:p text:style-name="P2"><text:span text:style-name="T4"><text:tab/></text:span><text:span text:style-name="T23">call</text:span><text:span text:style-name="T4"> </text:span><text:span text:style-name="T8">_exit</text:span><text:span text:style-name="T4"><text:tab/><text:tab/><text:tab/></text:span><text:span text:style-name="T11"># == <text:s/>exit(resultado)</text:span></text:p>
      <text:p text:style-name="P2"><text:span text:style-name="T4"><text:tab/></text:span><text:span text:style-name="T8">ret</text:span></text:p>
      <text:p text:style-name="P4"/>
      <text:p text:style-name="P5">suma:</text:p>
      <text:p text:style-name="P2"><text:span text:style-name="T4"><text:tab/></text:span><text:span text:style-name="T23">mov</text:span><text:span text:style-name="T4"> <text:s/></text:span><text:span text:style-name="T8">$0</text:span><text:span text:style-name="T4">, </text:span><text:span text:style-name="T26">%eax</text:span></text:p>
      <text:p text:style-name="P2"><text:span text:style-name="T4"><text:tab/></text:span><text:span text:style-name="T23">mov</text:span><text:span text:style-name="T4"> <text:s/></text:span><text:span text:style-name="T8">$0</text:span><text:span text:style-name="T4">, </text:span><text:span text:style-name="T26">%edx</text:span></text:p>
      <text:p text:style-name="P2"><text:span text:style-name="T4"><text:tab/></text:span><text:span text:style-name="T23">mov</text:span><text:span text:style-name="T4"> <text:s/></text:span><text:span text:style-name="T8">$0</text:span><text:span text:style-name="T4">, </text:span><text:span text:style-name="T26">%esi</text:span></text:p>
      <text:p text:style-name="P4"/>
      <text:p text:style-name="P5">bucle:</text:p>
      <text:p text:style-name="P2"><text:span text:style-name="T4"><text:tab/></text:span><text:span text:style-name="T23">add</text:span><text:span text:style-name="T4"> <text:s text:c="2"/>(</text:span><text:span text:style-name="T26">%ebx</text:span><text:span text:style-name="T4">,</text:span><text:span text:style-name="T26">%esi</text:span><text:span text:style-name="T4">,</text:span><text:span text:style-name="T14">4</text:span><text:span text:style-name="T4">), </text:span><text:span text:style-name="T26">%eax</text:span></text:p>
      <text:p text:style-name="P2"><text:span text:style-name="T4"><text:tab/></text:span><text:span text:style-name="T23">jnc</text:span><text:span text:style-name="T4"> <text:s text:c="2"/></text:span><text:span text:style-name="T8">no_acarreo</text:span></text:p>
      <text:p text:style-name="P2"><text:span text:style-name="T4"><text:tab/></text:span><text:span text:style-name="T23">inc</text:span><text:span text:style-name="T4"> <text:s text:c="2"/></text:span><text:span text:style-name="T26">%edx</text:span></text:p>
      <text:p text:style-name="P4"/>
      <text:p text:style-name="P5">no_acarreo:</text:p>
      <text:p text:style-name="P2"><text:span text:style-name="T4"><text:tab/></text:span><text:span text:style-name="T23">inc</text:span><text:span text:style-name="T4"> <text:tab/></text:span><text:span text:style-name="T26">%esi</text:span></text:p>
      <text:p text:style-name="P2"><text:span text:style-name="T4"><text:tab/></text:span><text:span text:style-name="T23">cmp</text:span><text:span text:style-name="T4"> <text:s text:c="2"/></text:span><text:span text:style-name="T26">%esi</text:span><text:span text:style-name="T4">,</text:span><text:span text:style-name="T26">%ecx</text:span></text:p>
      <text:p text:style-name="P2"><text:span text:style-name="T4"><text:tab/></text:span><text:span text:style-name="T23">jne</text:span><text:span text:style-name="T4"> <text:s text:c="2"/></text:span><text:span text:style-name="T8">bucle</text:span></text:p>
      <text:p text:style-name="P2"><text:span text:style-name="T4"><text:tab/></text:span><text:span text:style-name="T23">ret</text:span></text:p>
      <text:p text:style-name="P4"/>
      <text:p text:style-name="P27">Datos obtenidos:</text:p>
      <text:p text:style-name="P6">__TEST01__-----------------------------------</text:p>
      <text:p text:style-name="P7">resultado <text:s text:c="7"/>= <text:s text:c="16"/>16 (uns)</text:p>
      <text:p text:style-name="P7"><text:s text:c="17"/>= 0x <text:s text:c="15"/>10 (hex)</text:p>
      <text:p text:style-name="P7"><text:s text:c="17"/>= 0x 00000010 e2f6cd80</text:p>
      <text:p text:style-name="P7">__TEST02__-----------------------------------</text:p>
      <text:p text:style-name="P7">resultado <text:s text:c="7"/>= <text:s text:c="8"/>4294967280 (uns)</text:p>
      <text:p text:style-name="P7"><text:s text:c="17"/>= 0x <text:s text:c="9"/>fffffff0 (hex)</text:p>
      <text:p text:style-name="P7"><text:s text:c="17"/>= 0x 00000010 03456d80</text:p>
      <text:p text:style-name="P7">__TEST03__-----------------------------------</text:p>
      <text:p text:style-name="P7">resultado <text:s text:c="7"/>= <text:s text:c="8"/>4294967296 (uns)</text:p>
      <text:p text:style-name="P7"><text:s text:c="17"/>= 0x <text:s text:c="8"/>100000000 (hex)</text:p>
      <text:p text:style-name="P7"><text:s text:c="17"/>= 0x 00000010 07196d80</text:p>
      <text:p text:style-name="P7">__TEST04__-----------------------------------</text:p>
      <text:p text:style-name="P7">resultado <text:s text:c="7"/>= <text:s text:c="7"/>68719476720 (uns)</text:p>
      <text:p text:style-name="P7"><text:s text:c="17"/>= 0x <text:s text:c="8"/>ffffffff0 (hex)</text:p>
      <text:p text:style-name="P7"><text:s text:c="17"/>= 0x 00000010 f78f2d80</text:p>
      <text:p text:style-name="P7">__TEST05__-----------------------------------</text:p>
      <text:p text:style-name="P7">resultado <text:s text:c="7"/>= <text:s text:c="7"/>68719476720 (uns)</text:p>
      <text:p text:style-name="P7"><text:s text:c="17"/>= 0x <text:s text:c="8"/>ffffffff0 (hex)</text:p>
      <text:p text:style-name="P7"><text:s text:c="17"/>= 0x 00000010 d4a16d80</text:p>
      <text:p text:style-name="P7"/>
      <text:p text:style-name="P7"/>
      <text:p text:style-name="P7"/>
      <text:p text:style-name="P7"><text:soft-page-break/>__TEST06__-----------------------------------</text:p>
      <text:p text:style-name="P7">resultado <text:s text:c="7"/>= <text:s text:c="8"/>3200000000 (uns)</text:p>
      <text:p text:style-name="P7"><text:s text:c="17"/>= 0x <text:s text:c="9"/>bebc2000 (hex)</text:p>
      <text:p text:style-name="P7"><text:s text:c="17"/>= 0x 00000010 ec6b1d80</text:p>
      <text:p text:style-name="P7">__TEST07__-----------------------------------</text:p>
      <text:p text:style-name="P7">resultado <text:s text:c="7"/>= <text:s text:c="8"/>4800000000 (uns)</text:p>
      <text:p text:style-name="P7"><text:s text:c="17"/>= 0x <text:s text:c="8"/>11e1a3000 (hex)</text:p>
      <text:p text:style-name="P7"><text:s text:c="17"/>= 0x 00000010 ecbe0d80</text:p>
      <text:p text:style-name="P7">__TEST08__-----------------------------------</text:p>
      <text:p text:style-name="P7">resultado <text:s text:c="7"/>= <text:s text:c="7"/>11280523264 (uns)</text:p>
      <text:p text:style-name="P7"><text:s text:c="17"/>= 0x <text:s text:c="8"/>2a05f2000 (hex)</text:p>
      <text:p text:style-name="P7"><text:s text:c="17"/>= 0x 00000010 b28f9d80</text:p>
      <text:p text:style-name="P8"/>
      <text:p text:style-name="P14"><text:span text:style-name="T29">5.</text:span><text:span text:style-name="T30">2</text:span><text:span text:style-name="T29"> </text:span><text:span text:style-name="T32">Sumar N enteros sin signo de 32 bits sobre dos registros de 32 bits mediante extensión con ceros (N≈16)</text:span></text:p>
      <text:p text:style-name="P13"/>
      <text:p text:style-name="P13"><text:span text:style-name="T1">.section</text:span><text:span text:style-name="T4"> </text:span><text:span text:style-name="T8">.data</text:span></text:p>
      <text:p text:style-name="P16">#ifndef TEST</text:p>
      <text:p text:style-name="P16">#define TEST 9</text:p>
      <text:p text:style-name="P16">#endif</text:p>
      <text:p text:style-name="P13"><text:span text:style-name="T4"><text:tab/><text:tab/><text:tab/></text:span><text:span text:style-name="T1">.macro</text:span><text:span text:style-name="T4"> </text:span><text:span text:style-name="T8">linea</text:span></text:p>
      <text:p text:style-name="P13"><text:span text:style-name="T4"><text:s/><text:tab/><text:tab/></text:span><text:span text:style-name="T11">#if TEST==1</text:span></text:p>
      <text:p text:style-name="P13"><text:span text:style-name="T4"><text:tab/><text:tab/><text:tab/></text:span><text:span text:style-name="T1">.int</text:span><text:span text:style-name="T4"> </text:span><text:span text:style-name="T14">1</text:span><text:span text:style-name="T4">,</text:span><text:span text:style-name="T14">1</text:span><text:span text:style-name="T4">,</text:span><text:span text:style-name="T14">1</text:span><text:span text:style-name="T4">,</text:span><text:span text:style-name="T14">1</text:span></text:p>
      <text:p text:style-name="P13"><text:span text:style-name="T4"><text:tab/><text:tab/></text:span><text:span text:style-name="T11">#elif TEST==2</text:span></text:p>
      <text:p text:style-name="P13"><text:span text:style-name="T4"><text:tab/><text:tab/><text:tab/></text:span><text:span text:style-name="T1">.int</text:span><text:span text:style-name="T4"> </text:span><text:span text:style-name="T14">0x0fffffff</text:span><text:span text:style-name="T4">, </text:span><text:span text:style-name="T14">0x0fffffff</text:span><text:span text:style-name="T4">, </text:span><text:span text:style-name="T14">0x0fffffff</text:span><text:span text:style-name="T4">, </text:span><text:span text:style-name="T14">0x0fffffff</text:span></text:p>
      <text:p text:style-name="P13"><text:span text:style-name="T4"><text:tab/><text:tab/></text:span><text:span text:style-name="T11">#elif TEST==3</text:span></text:p>
      <text:p text:style-name="P13"><text:span text:style-name="T4"><text:tab/><text:tab/><text:tab/></text:span><text:span text:style-name="T1">.int</text:span><text:span text:style-name="T4"> </text:span><text:span text:style-name="T14">0x10000000</text:span><text:span text:style-name="T4">, </text:span><text:span text:style-name="T14">0x10000000</text:span><text:span text:style-name="T4">, </text:span><text:span text:style-name="T14">0x10000000</text:span><text:span text:style-name="T4">, </text:span><text:span text:style-name="T14">0x10000000</text:span></text:p>
      <text:p text:style-name="P13"><text:span text:style-name="T4"><text:tab/><text:tab/></text:span><text:span text:style-name="T11">#elif TEST==4</text:span></text:p>
      <text:p text:style-name="P13"><text:span text:style-name="T4"><text:tab/><text:tab/><text:tab/></text:span><text:span text:style-name="T1">.int</text:span><text:span text:style-name="T4"> </text:span><text:span text:style-name="T14">0xffffffff</text:span><text:span text:style-name="T4">, </text:span><text:span text:style-name="T14">0xffffffff</text:span><text:span text:style-name="T4">, </text:span><text:span text:style-name="T14">0xffffffff</text:span><text:span text:style-name="T4">, </text:span><text:span text:style-name="T14">0xffffffff</text:span></text:p>
      <text:p text:style-name="P13"><text:span text:style-name="T4"><text:tab/><text:tab/></text:span><text:span text:style-name="T11">#elif TEST==5</text:span></text:p>
      <text:p text:style-name="P13"><text:span text:style-name="T4"><text:tab/><text:tab/><text:tab/></text:span><text:span text:style-name="T1">.int</text:span><text:span text:style-name="T4"> -</text:span><text:span text:style-name="T14">1</text:span><text:span text:style-name="T4">,-</text:span><text:span text:style-name="T14">1</text:span><text:span text:style-name="T4">,-</text:span><text:span text:style-name="T14">1</text:span><text:span text:style-name="T4">,-</text:span><text:span text:style-name="T14">1</text:span></text:p>
      <text:p text:style-name="P13"><text:span text:style-name="T4"><text:tab/><text:tab/></text:span><text:span text:style-name="T11">#elif TEST==6</text:span></text:p>
      <text:p text:style-name="P13"><text:span text:style-name="T4"><text:tab/><text:tab/><text:tab/></text:span><text:span text:style-name="T1">.int</text:span><text:span text:style-name="T4"> </text:span><text:span text:style-name="T14">200000000</text:span><text:span text:style-name="T4">,</text:span><text:span text:style-name="T14">200000000</text:span><text:span text:style-name="T4">,</text:span><text:span text:style-name="T14">200000000</text:span><text:span text:style-name="T4">,</text:span><text:span text:style-name="T14">200000000</text:span></text:p>
      <text:p text:style-name="P13"><text:span text:style-name="T4"><text:tab/><text:tab/></text:span><text:span text:style-name="T11">#elif TEST==7</text:span></text:p>
      <text:p text:style-name="P13"><text:span text:style-name="T4"><text:tab/><text:tab/><text:tab/></text:span><text:span text:style-name="T1">.int</text:span><text:span text:style-name="T4"> </text:span><text:span text:style-name="T14">300000000</text:span><text:span text:style-name="T4">,</text:span><text:span text:style-name="T14">300000000</text:span><text:span text:style-name="T4">,</text:span><text:span text:style-name="T14">300000000</text:span><text:span text:style-name="T4">,</text:span><text:span text:style-name="T14">300000000</text:span></text:p>
      <text:p text:style-name="P13"><text:span text:style-name="T4"><text:tab/><text:tab/></text:span><text:span text:style-name="T11">#elif TEST==8</text:span></text:p>
      <text:p text:style-name="P13"><text:span text:style-name="T4"><text:tab/><text:tab/><text:tab/></text:span><text:span text:style-name="T1">.int</text:span><text:span text:style-name="T4"> </text:span><text:span text:style-name="T14">5000000000</text:span><text:span text:style-name="T4">,</text:span><text:span text:style-name="T14">5000000000</text:span><text:span text:style-name="T4">,</text:span><text:span text:style-name="T14">5000000000</text:span><text:span text:style-name="T4">,</text:span><text:span text:style-name="T14">5000000000</text:span></text:p>
      <text:p text:style-name="P13"><text:span text:style-name="T4"><text:tab/><text:tab/></text:span><text:span text:style-name="T11">#else</text:span></text:p>
      <text:p text:style-name="P13"><text:span text:style-name="T4"><text:tab/><text:tab/><text:tab/></text:span><text:span text:style-name="T1">.error</text:span><text:span text:style-name="T4"> </text:span><text:span text:style-name="T17">"Definir TEST entre 1..8"</text:span></text:p>
      <text:p text:style-name="P13"><text:span text:style-name="T4"><text:tab/><text:tab/></text:span><text:span text:style-name="T11">#endif</text:span></text:p>
      <text:p text:style-name="P13"><text:span text:style-name="T4"><text:tab/><text:tab/><text:tab/></text:span><text:span text:style-name="T1">.endm</text:span></text:p>
      <text:p text:style-name="P13"><text:span text:style-name="T20">lista:</text:span><text:span text:style-name="T4"> </text:span><text:span text:style-name="T1">.irpc</text:span><text:span text:style-name="T4"> </text:span><text:span text:style-name="T8">i</text:span><text:span text:style-name="T4">,</text:span><text:span text:style-name="T14">1234</text:span></text:p>
      <text:p text:style-name="P13"><text:span text:style-name="T4"><text:tab/><text:tab/><text:tab/><text:tab/><text:tab/></text:span><text:span text:style-name="T23">linea</text:span></text:p>
      <text:p text:style-name="P13"><text:span text:style-name="T4"><text:tab/><text:tab/><text:tab/> </text:span><text:span text:style-name="T1">.endr</text:span></text:p>
      <text:p text:style-name="P13"><text:span text:style-name="T20">longlista:</text:span><text:span text:style-name="T4"><text:tab/></text:span><text:span text:style-name="T1">.int</text:span><text:span text:style-name="T4"> <text:s text:c="2"/>(.-</text:span><text:span text:style-name="T8">lista</text:span><text:span text:style-name="T4">)/</text:span><text:span text:style-name="T14">4</text:span></text:p>
      <text:p text:style-name="P13"><text:span text:style-name="T20">resultado:</text:span><text:span text:style-name="T4"><text:tab/></text:span><text:span text:style-name="T1">.quad</text:span><text:span text:style-name="T4"> <text:s text:c="2"/></text:span><text:span text:style-name="T14">0</text:span></text:p>
      <text:p text:style-name="P13"><text:span text:style-name="T20">formato:</text:span><text:span text:style-name="T4"> </text:span><text:span text:style-name="T1">.ascii</text:span><text:span text:style-name="T4"> </text:span><text:span text:style-name="T17">"resultado \t = %18lu (uns)\n"</text:span></text:p>
      <text:p text:style-name="P13"><text:span text:style-name="T4"><text:tab/><text:tab/><text:tab/><text:tab/> </text:span><text:span text:style-name="T1">.ascii</text:span><text:span text:style-name="T4"> </text:span><text:span text:style-name="T17">"\t\t = 0x%18lx (hex)\n"</text:span></text:p>
      <text:p text:style-name="P13"><text:soft-page-break/><text:span text:style-name="T4"><text:tab/><text:tab/><text:tab/><text:tab/> </text:span><text:span text:style-name="T1">.asciz</text:span><text:span text:style-name="T4"> </text:span><text:span text:style-name="T17">"\t\t = 0x %08x %08x \n"</text:span></text:p>
      <text:p text:style-name="P18"/>
      <text:p text:style-name="P13"><text:span text:style-name="T1">.section</text:span><text:span text:style-name="T4"> </text:span><text:span text:style-name="T8">.text</text:span></text:p>
      <text:p text:style-name="P13"><text:span text:style-name="T20">main:</text:span><text:span text:style-name="T4"> </text:span><text:span text:style-name="T1">.global</text:span><text:span text:style-name="T4"> <text:s/></text:span><text:span text:style-name="T8">main</text:span></text:p>
      <text:p text:style-name="P13"><text:span text:style-name="T4"><text:tab/></text:span><text:span text:style-name="T23">mov</text:span><text:span text:style-name="T4"> <text:s text:c="4"/></text:span><text:span text:style-name="T8">$lista</text:span><text:span text:style-name="T4">, </text:span><text:span text:style-name="T26">%ebx</text:span><text:span text:style-name="T4"><text:tab/><text:tab/></text:span><text:span text:style-name="T11"># Guardamos posición de la lista</text:span></text:p>
      <text:p text:style-name="P13"><text:span text:style-name="T4"><text:tab/></text:span><text:span text:style-name="T8">mov</text:span><text:span text:style-name="T4"> <text:s/></text:span><text:span text:style-name="T8">longlista</text:span><text:span text:style-name="T4">, </text:span><text:span text:style-name="T26">%ecx</text:span><text:span text:style-name="T4"><text:tab/><text:tab/></text:span><text:span text:style-name="T11"># Guardamos el tamaño de la lista</text:span></text:p>
      <text:p text:style-name="P13"><text:span text:style-name="T4"><text:tab/></text:span><text:span text:style-name="T8">call</text:span><text:span text:style-name="T4"> </text:span><text:span text:style-name="T8">suma</text:span><text:span text:style-name="T4"><text:tab/><text:tab/><text:tab/><text:tab/><text:tab/><text:tab/><text:tab/><text:tab/></text:span><text:span text:style-name="T11"># Llamada a la función suma</text:span></text:p>
      <text:p text:style-name="P18"/>
      <text:p text:style-name="P13"><text:span text:style-name="T4"><text:tab/></text:span><text:span text:style-name="T23">mov</text:span><text:span text:style-name="T4"> <text:s/></text:span><text:span text:style-name="T26">%eax</text:span><text:span text:style-name="T4">, </text:span><text:span text:style-name="T8">resultado</text:span><text:span text:style-name="T4"><text:tab/><text:tab/></text:span><text:span text:style-name="T11"># Metemos los resultado de suma en resultado para luego mostrarlo</text:span></text:p>
      <text:p text:style-name="P13"><text:span text:style-name="T4"><text:tab/></text:span><text:span text:style-name="T8">mov</text:span><text:span text:style-name="T4"> <text:s/></text:span><text:span text:style-name="T26">%esi</text:span><text:span text:style-name="T4">, </text:span><text:span text:style-name="T8">resultado</text:span><text:span text:style-name="T4">+</text:span><text:span text:style-name="T14">4</text:span></text:p>
      <text:p text:style-name="P18"/>
      <text:p text:style-name="P13"><text:span text:style-name="T4"><text:tab/></text:span><text:span text:style-name="T23">mov</text:span><text:span text:style-name="T4"> <text:s text:c="2"/></text:span><text:span text:style-name="T8">$formato</text:span><text:span text:style-name="T4">, </text:span><text:span text:style-name="T26">%rdi</text:span></text:p>
      <text:p text:style-name="P13"><text:span text:style-name="T4"><text:tab/></text:span><text:span text:style-name="T23">mov</text:span><text:span text:style-name="T4"> <text:s text:c="2"/></text:span><text:span text:style-name="T8">resultado</text:span><text:span text:style-name="T4">,</text:span><text:span text:style-name="T26">%rsi</text:span></text:p>
      <text:p text:style-name="P13"><text:span text:style-name="T4"><text:tab/></text:span><text:span text:style-name="T23">mov</text:span><text:span text:style-name="T4"> <text:s text:c="2"/></text:span><text:span text:style-name="T8">resultado</text:span><text:span text:style-name="T4">,</text:span><text:span text:style-name="T26">%rdx</text:span></text:p>
      <text:p text:style-name="P13"><text:span text:style-name="T4"><text:tab/></text:span><text:span text:style-name="T23">mov</text:span><text:span text:style-name="T4"> <text:s text:c="9"/></text:span><text:span text:style-name="T8">$0</text:span><text:span text:style-name="T4">,</text:span><text:span text:style-name="T26">%eax</text:span><text:span text:style-name="T4"><text:tab/></text:span><text:span text:style-name="T11"># varargin sin xmm</text:span></text:p>
      <text:p text:style-name="P13"><text:span text:style-name="T4"><text:tab/></text:span><text:span text:style-name="T8">call</text:span><text:span text:style-name="T4"> <text:s/></text:span><text:span text:style-name="T8">printf</text:span><text:span text:style-name="T4"><text:tab/><text:tab/></text:span><text:span text:style-name="T11"># == printf(formato, res, res);</text:span></text:p>
      <text:p text:style-name="P18"/>
      <text:p text:style-name="P13"><text:span text:style-name="T4"><text:tab/></text:span><text:span text:style-name="T23">mov</text:span><text:span text:style-name="T4"> <text:s/></text:span><text:span text:style-name="T8">resultado</text:span><text:span text:style-name="T4">, </text:span><text:span text:style-name="T26">%edi</text:span></text:p>
      <text:p text:style-name="P13"><text:span text:style-name="T4"><text:tab/></text:span><text:span text:style-name="T23">call</text:span><text:span text:style-name="T4"> </text:span><text:span text:style-name="T8">_exit</text:span><text:span text:style-name="T4"><text:tab/><text:tab/><text:tab/></text:span><text:span text:style-name="T11"># == <text:s/>exit(resultado)</text:span></text:p>
      <text:p text:style-name="P13"><text:span text:style-name="T4"><text:tab/></text:span><text:span text:style-name="T8">ret</text:span></text:p>
      <text:p text:style-name="P18"/>
      <text:p text:style-name="P20">suma:</text:p>
      <text:p text:style-name="P13"><text:span text:style-name="T4"><text:tab/></text:span><text:span text:style-name="T23">mov</text:span><text:span text:style-name="T4"> <text:s/></text:span><text:span text:style-name="T8">$0</text:span><text:span text:style-name="T4">, </text:span><text:span text:style-name="T26">%eax</text:span></text:p>
      <text:p text:style-name="P13"><text:span text:style-name="T4"><text:tab/></text:span><text:span text:style-name="T23">mov</text:span><text:span text:style-name="T4"> <text:s/></text:span><text:span text:style-name="T8">$0</text:span><text:span text:style-name="T4">, </text:span><text:span text:style-name="T26">%edx</text:span></text:p>
      <text:p text:style-name="P13"><text:span text:style-name="T4"><text:tab/></text:span><text:span text:style-name="T23">mov</text:span><text:span text:style-name="T4"> <text:s/></text:span><text:span text:style-name="T8">$0</text:span><text:span text:style-name="T4">, </text:span><text:span text:style-name="T26">%esi</text:span></text:p>
      <text:p text:style-name="P18"/>
      <text:p text:style-name="P20">bucle:</text:p>
      <text:p text:style-name="P13"><text:span text:style-name="T4"><text:tab/></text:span><text:span text:style-name="T23">add</text:span><text:span text:style-name="T4"><text:tab/> (</text:span><text:span text:style-name="T26">%ebx</text:span><text:span text:style-name="T4">, </text:span><text:span text:style-name="T26">%edx</text:span><text:span text:style-name="T4">,</text:span><text:span text:style-name="T14">4</text:span><text:span text:style-name="T4">), </text:span><text:span text:style-name="T26">%eax</text:span></text:p>
      <text:p text:style-name="P13"><text:span text:style-name="T4"><text:tab/></text:span><text:span text:style-name="T23">adc</text:span><text:span text:style-name="T4"><text:tab/> </text:span><text:span text:style-name="T8">$0</text:span><text:span text:style-name="T4">, </text:span><text:span text:style-name="T26">%esi</text:span><text:span text:style-name="T4"><text:tab/><text:tab/><text:tab/></text:span><text:span text:style-name="T11"># acumular i-ésimo elemento</text:span></text:p>
      <text:p text:style-name="P13"><text:span text:style-name="T4"><text:tab/></text:span><text:span text:style-name="T8">inc</text:span><text:span text:style-name="T4"> <text:s/></text:span><text:span text:style-name="T26">%edx</text:span><text:span text:style-name="T4"><text:tab/><text:tab/><text:tab/></text:span><text:span text:style-name="T11"># incrementar índice</text:span></text:p>
      <text:p text:style-name="P13"><text:span text:style-name="T4"><text:tab/></text:span><text:span text:style-name="T8">cmp</text:span><text:span text:style-name="T4"> <text:s/></text:span><text:span text:style-name="T26">%edx</text:span><text:span text:style-name="T4">,</text:span><text:span text:style-name="T26">%ecx</text:span><text:span text:style-name="T4"><text:tab/><text:tab/><text:tab/></text:span><text:span text:style-name="T11"># comparar con longitud</text:span></text:p>
      <text:p text:style-name="P13"><text:span text:style-name="T4"><text:tab/></text:span><text:span text:style-name="T8">jne</text:span><text:span text:style-name="T4"><text:tab/> </text:span><text:span text:style-name="T8">bucle</text:span></text:p>
      <text:p text:style-name="P13"><text:span text:style-name="T4"><text:tab/></text:span><text:span text:style-name="T23">re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Datos obtenidos:</text:p>
      <text:p text:style-name="P29"/>
      <text:p text:style-name="P9">__TEST01__-----------------------------------</text:p>
      <text:p text:style-name="P9">resultado <text:s text:c="7"/>= <text:s text:c="16"/>16 (uns)</text:p>
      <text:p text:style-name="P9"><text:s text:c="17"/>= 0x <text:s text:c="15"/>10 (hex)</text:p>
      <text:p text:style-name="P9"><text:s text:c="17"/>= 0x 00000010 3ba3dd80</text:p>
      <text:p text:style-name="P9">__TEST02__-----------------------------------</text:p>
      <text:p text:style-name="P9">resultado <text:s text:c="7"/>= <text:s text:c="8"/>4294967280 (uns)</text:p>
      <text:p text:style-name="P9"><text:s text:c="17"/>= 0x <text:s text:c="9"/>fffffff0 (hex)</text:p>
      <text:p text:style-name="P9"><text:s text:c="17"/>= 0x 00000010 744c1d80</text:p>
      <text:p text:style-name="P9">__TEST03__-----------------------------------</text:p>
      <text:p text:style-name="P9">resultado <text:s text:c="7"/>= <text:s text:c="8"/>4294967296 (uns)</text:p>
      <text:p text:style-name="P9"><text:s text:c="17"/>= 0x <text:s text:c="8"/>100000000 (hex)</text:p>
      <text:p text:style-name="P9"><text:s text:c="17"/>= 0x 00000010 baa87d80</text:p>
      <text:p text:style-name="P9">__TEST04__-----------------------------------</text:p>
      <text:p text:style-name="P9">resultado <text:s text:c="7"/>= <text:s text:c="7"/>68719476720 (uns)</text:p>
      <text:p text:style-name="P9"><text:s text:c="17"/>= 0x <text:s text:c="8"/>ffffffff0 (hex)</text:p>
      <text:p text:style-name="P9"><text:s text:c="17"/>= 0x 00000010 01d37d80</text:p>
      <text:p text:style-name="P9">__TEST05__-----------------------------------</text:p>
      <text:p text:style-name="P9">resultado <text:s text:c="7"/>= <text:s text:c="7"/>68719476720 (uns)</text:p>
      <text:p text:style-name="P9"><text:s text:c="17"/>= 0x <text:s text:c="8"/>ffffffff0 (hex)</text:p>
      <text:p text:style-name="P9"><text:s text:c="17"/>= 0x 00000010 d1d05d80</text:p>
      <text:p text:style-name="P9">__TEST06__-----------------------------------</text:p>
      <text:p text:style-name="P9">resultado <text:s text:c="7"/>= <text:s text:c="8"/>3200000000 (uns)</text:p>
      <text:p text:style-name="P9"><text:s text:c="17"/>= 0x <text:s text:c="9"/>bebc2000 (hex)</text:p>
      <text:p text:style-name="P9"><text:s text:c="17"/>= 0x 00000010 098b3d80</text:p>
      <text:p text:style-name="P9">__TEST07__-----------------------------------</text:p>
      <text:p text:style-name="P9">resultado <text:s text:c="7"/>= <text:s text:c="8"/>4800000000 (uns)</text:p>
      <text:p text:style-name="P9"><text:s text:c="17"/>= 0x <text:s text:c="8"/>11e1a3000 (hex)</text:p>
      <text:p text:style-name="P9"><text:s text:c="17"/>= 0x 00000010 0186dd80</text:p>
      <text:p text:style-name="P9">__TEST08__-----------------------------------</text:p>
      <text:p text:style-name="P9">resultado <text:s text:c="7"/>= <text:s text:c="7"/>11280523264 (uns)</text:p>
      <text:p text:style-name="P9"><text:s text:c="17"/>= 0x <text:s text:c="8"/>2a05f2000 (hex)</text:p>
      <text:p text:style-name="P9"><text:s text:c="17"/>= 0x 00000010 2f572d8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xt:span text:style-name="T29">5.</text:span><text:span text:style-name="T31">3 </text:span><text:span text:style-name="T33">Sumar N enteros con signo de 32 bits sobre dos registros de 32 bits (mediante extensión de signo, naturalmente) (N≈16)</text:span></text:p>
      <text:p text:style-name="P36"/>
      <text:p text:style-name="P15"><text:span text:style-name="T3">.section</text:span><text:span text:style-name="T6"> </text:span><text:span text:style-name="T10">.data</text:span></text:p>
      <text:p text:style-name="P37">#ifndef TEST</text:p>
      <text:p text:style-name="P37">#define TEST 19</text:p>
      <text:p text:style-name="P37">#endif</text:p>
      <text:p text:style-name="P15"><text:span text:style-name="T6"><text:tab/><text:tab/><text:tab/></text:span><text:span text:style-name="T3">.macro</text:span><text:span text:style-name="T6"> </text:span><text:span text:style-name="T10">linea</text:span></text:p>
      <text:p text:style-name="P15"><text:span text:style-name="T6"><text:s/><text:tab/><text:tab/></text:span><text:span text:style-name="T13">#if TEST==1</text:span></text:p>
      <text:p text:style-name="P15"><text:span text:style-name="T6"><text:tab/><text:tab/><text:tab/></text:span><text:span text:style-name="T3">.int</text:span><text:span text:style-name="T6"> -</text:span><text:span text:style-name="T16">1</text:span><text:span text:style-name="T6">,-</text:span><text:span text:style-name="T16">1</text:span><text:span text:style-name="T6">,-</text:span><text:span text:style-name="T16">1</text:span><text:span text:style-name="T6">,-</text:span><text:span text:style-name="T16">1</text:span></text:p>
      <text:p text:style-name="P15"><text:span text:style-name="T6"><text:tab/><text:tab/></text:span><text:span text:style-name="T13">#elif TEST==2</text:span></text:p>
      <text:p text:style-name="P15"><text:span text:style-name="T6"><text:tab/><text:tab/><text:tab/></text:span><text:span text:style-name="T3">.int</text:span><text:span text:style-name="T6"> </text:span><text:span text:style-name="T16">0x04000000</text:span><text:span text:style-name="T6">, </text:span><text:span text:style-name="T16">0x04000000</text:span><text:span text:style-name="T6">, </text:span><text:span text:style-name="T16">0x04000000</text:span><text:span text:style-name="T6">, </text:span><text:span text:style-name="T16">0x04000000</text:span></text:p>
      <text:p text:style-name="P15"><text:span text:style-name="T6"><text:tab/><text:tab/></text:span><text:span text:style-name="T13">#elif TEST==3</text:span></text:p>
      <text:p text:style-name="P15"><text:span text:style-name="T6"><text:tab/><text:tab/><text:tab/></text:span><text:span text:style-name="T3">.int</text:span><text:span text:style-name="T6"> </text:span><text:span text:style-name="T16">0x08000000</text:span><text:span text:style-name="T6">, </text:span><text:span text:style-name="T16">0x08000000</text:span><text:span text:style-name="T6">, </text:span><text:span text:style-name="T16">0x08000000</text:span><text:span text:style-name="T6">, </text:span><text:span text:style-name="T16">0x08000000</text:span></text:p>
      <text:p text:style-name="P15"><text:span text:style-name="T6"><text:tab/><text:tab/></text:span><text:span text:style-name="T13">#elif TEST==4</text:span></text:p>
      <text:p text:style-name="P15"><text:span text:style-name="T6"><text:tab/><text:tab/><text:tab/></text:span><text:span text:style-name="T3">.int</text:span><text:span text:style-name="T6"> </text:span><text:span text:style-name="T16">0x10000000</text:span><text:span text:style-name="T6">, </text:span><text:span text:style-name="T16">0x10000000</text:span><text:span text:style-name="T6">, </text:span><text:span text:style-name="T16">0x10000000</text:span><text:span text:style-name="T6">, </text:span><text:span text:style-name="T16">0x10000000</text:span></text:p>
      <text:p text:style-name="P15"><text:span text:style-name="T6"><text:tab/><text:tab/></text:span><text:span text:style-name="T13">#elif TEST==5</text:span></text:p>
      <text:p text:style-name="P15"><text:span text:style-name="T6"><text:tab/><text:tab/><text:tab/></text:span><text:span text:style-name="T3">.int</text:span><text:span text:style-name="T6"> </text:span><text:span text:style-name="T16">0x7fffffff</text:span><text:span text:style-name="T6">,</text:span><text:span text:style-name="T16">0x7fffffff</text:span><text:span text:style-name="T6">,</text:span><text:span text:style-name="T16">0x7fffffff</text:span><text:span text:style-name="T6">,</text:span><text:span text:style-name="T16">0x7fffffff</text:span></text:p>
      <text:p text:style-name="P15"><text:span text:style-name="T6"><text:tab/><text:tab/></text:span><text:span text:style-name="T13">#elif TEST==6</text:span></text:p>
      <text:p text:style-name="P15"><text:span text:style-name="T6"><text:tab/><text:tab/><text:tab/></text:span><text:span text:style-name="T3">.int</text:span><text:span text:style-name="T6"> </text:span><text:span text:style-name="T16">0x80000000</text:span><text:span text:style-name="T6">,</text:span><text:span text:style-name="T16">0x80000000</text:span><text:span text:style-name="T6">,</text:span><text:span text:style-name="T16">0x80000000</text:span><text:span text:style-name="T6">,</text:span><text:span text:style-name="T16">0x80000000</text:span></text:p>
      <text:p text:style-name="P15"><text:span text:style-name="T6"><text:tab/><text:tab/></text:span><text:span text:style-name="T13">#elif TEST==7</text:span></text:p>
      <text:p text:style-name="P15"><text:span text:style-name="T6"><text:tab/><text:tab/><text:tab/></text:span><text:span text:style-name="T3">.int</text:span><text:span text:style-name="T6"> </text:span><text:span text:style-name="T16">0xf0000000</text:span><text:span text:style-name="T6">,</text:span><text:span text:style-name="T16">0xf0000000</text:span><text:span text:style-name="T6">,</text:span><text:span text:style-name="T16">0xf0000000</text:span><text:span text:style-name="T6">,</text:span><text:span text:style-name="T16">0xf0000000</text:span></text:p>
      <text:p text:style-name="P15"><text:span text:style-name="T6"><text:tab/><text:tab/></text:span><text:span text:style-name="T13">#elif TEST==8</text:span></text:p>
      <text:p text:style-name="P15"><text:span text:style-name="T6"><text:tab/><text:tab/><text:tab/></text:span><text:span text:style-name="T3">.int</text:span><text:span text:style-name="T6"> </text:span><text:span text:style-name="T16">0xf8000000</text:span><text:span text:style-name="T6">,</text:span><text:span text:style-name="T16">0xf8000000</text:span><text:span text:style-name="T6">,</text:span><text:span text:style-name="T16">0xf8000000</text:span><text:span text:style-name="T6">,</text:span><text:span text:style-name="T16">0xf8000000</text:span></text:p>
      <text:p text:style-name="P15"><text:span text:style-name="T6"><text:s text:c="4"/></text:span><text:span text:style-name="T13">#elif TEST==9</text:span></text:p>
      <text:p text:style-name="P15"><text:span text:style-name="T6"><text:s text:c="2"/><text:tab/><text:tab/></text:span><text:span text:style-name="T3">.int</text:span><text:span text:style-name="T6"> </text:span><text:span text:style-name="T16">0xf7ffffff</text:span><text:span text:style-name="T6">,</text:span><text:span text:style-name="T16">0xf7ffffff</text:span><text:span text:style-name="T6">,</text:span><text:span text:style-name="T16">0xf7ffffff</text:span><text:span text:style-name="T6">,</text:span><text:span text:style-name="T16">0xf7ffffff</text:span></text:p>
      <text:p text:style-name="P15"><text:span text:style-name="T6"><text:s text:c="4"/></text:span><text:span text:style-name="T13">#elif TEST==10</text:span></text:p>
      <text:p text:style-name="P15"><text:span text:style-name="T6"><text:s text:c="6"/></text:span><text:span text:style-name="T3">.int</text:span><text:span text:style-name="T6"> </text:span><text:span text:style-name="T16">100000000</text:span><text:span text:style-name="T6">,</text:span><text:span text:style-name="T16">100000000</text:span><text:span text:style-name="T6">,</text:span><text:span text:style-name="T16">100000000</text:span><text:span text:style-name="T6">,</text:span><text:span text:style-name="T16">100000000</text:span></text:p>
      <text:p text:style-name="P15"><text:span text:style-name="T6"><text:s text:c="4"/></text:span><text:span text:style-name="T13">#elif TEST==11</text:span></text:p>
      <text:p text:style-name="P15"><text:span text:style-name="T6"><text:s text:c="2"/><text:tab/><text:tab/></text:span><text:span text:style-name="T3">.int</text:span><text:span text:style-name="T6"> </text:span><text:span text:style-name="T16">200000000</text:span><text:span text:style-name="T6">,</text:span><text:span text:style-name="T16">200000000</text:span><text:span text:style-name="T6">,</text:span><text:span text:style-name="T16">200000000</text:span><text:span text:style-name="T6">,</text:span><text:span text:style-name="T16">200000000</text:span></text:p>
      <text:p text:style-name="P15"><text:span text:style-name="T6"><text:s text:c="2"/><text:tab/></text:span><text:span text:style-name="T13">#elif TEST==12</text:span></text:p>
      <text:p text:style-name="P15"><text:span text:style-name="T6"><text:s text:c="2"/><text:tab/><text:tab/></text:span><text:span text:style-name="T3">.int</text:span><text:span text:style-name="T6"> </text:span><text:span text:style-name="T16">300000000</text:span><text:span text:style-name="T6">,</text:span><text:span text:style-name="T16">300000000</text:span><text:span text:style-name="T6">,</text:span><text:span text:style-name="T16">300000000</text:span><text:span text:style-name="T6">,</text:span><text:span text:style-name="T16">300000000</text:span></text:p>
      <text:p text:style-name="P15"><text:span text:style-name="T6"><text:s text:c="4"/></text:span><text:span text:style-name="T13">#elif TEST==13</text:span></text:p>
      <text:p text:style-name="P15"><text:span text:style-name="T6"><text:s text:c="4"/><text:tab/></text:span><text:span text:style-name="T3">.int</text:span><text:span text:style-name="T6"> </text:span><text:span text:style-name="T16">2000000000</text:span><text:span text:style-name="T6">,</text:span><text:span text:style-name="T16">2000000000</text:span><text:span text:style-name="T6">,</text:span><text:span text:style-name="T16">2000000000</text:span><text:span text:style-name="T6">,</text:span><text:span text:style-name="T16">2000000000</text:span></text:p>
      <text:p text:style-name="P15"><text:span text:style-name="T6"><text:s text:c="4"/></text:span><text:span text:style-name="T13">#elif TEST==14</text:span></text:p>
      <text:p text:style-name="P15"><text:span text:style-name="T6"><text:s text:c="6"/></text:span><text:span text:style-name="T3">.int</text:span><text:span text:style-name="T6"> </text:span><text:span text:style-name="T16">3000000000</text:span><text:span text:style-name="T6">,</text:span><text:span text:style-name="T16">3000000000</text:span><text:span text:style-name="T6">,</text:span><text:span text:style-name="T16">3000000000</text:span><text:span text:style-name="T6">,</text:span><text:span text:style-name="T16">3000000000</text:span></text:p>
      <text:p text:style-name="P15"><text:span text:style-name="T6"><text:s text:c="4"/></text:span><text:span text:style-name="T13">#elif TEST==15</text:span></text:p>
      <text:p text:style-name="P15"><text:span text:style-name="T6"><text:s text:c="6"/></text:span><text:span text:style-name="T3">.int</text:span><text:span text:style-name="T6"> -</text:span><text:span text:style-name="T16">100000000</text:span><text:span text:style-name="T6">,-</text:span><text:span text:style-name="T16">100000000</text:span><text:span text:style-name="T6">,-</text:span><text:span text:style-name="T16">100000000</text:span><text:span text:style-name="T6">,-</text:span><text:span text:style-name="T16">100000000</text:span></text:p>
      <text:p text:style-name="P15"><text:span text:style-name="T6"><text:s text:c="4"/></text:span><text:span text:style-name="T13">#elif TEST==16</text:span></text:p>
      <text:p text:style-name="P15"><text:span text:style-name="T6"><text:s text:c="2"/><text:tab/><text:tab/></text:span><text:span text:style-name="T3">.int</text:span><text:span text:style-name="T6"> -</text:span><text:span text:style-name="T16">200000000</text:span><text:span text:style-name="T6">,-</text:span><text:span text:style-name="T16">200000000</text:span><text:span text:style-name="T6">,-</text:span><text:span text:style-name="T16">200000000</text:span><text:span text:style-name="T6">,-</text:span><text:span text:style-name="T16">200000000</text:span></text:p>
      <text:p text:style-name="P15"><text:span text:style-name="T6"><text:s text:c="2"/><text:tab/></text:span><text:span text:style-name="T13">#elif TEST==17</text:span></text:p>
      <text:p text:style-name="P15"><text:span text:style-name="T6"><text:s text:c="2"/><text:tab/><text:tab/></text:span><text:span text:style-name="T3">.int</text:span><text:span text:style-name="T6"> -</text:span><text:span text:style-name="T16">300000000</text:span><text:span text:style-name="T6">,-</text:span><text:span text:style-name="T16">300000000</text:span><text:span text:style-name="T6">,-</text:span><text:span text:style-name="T16">300000000</text:span><text:span text:style-name="T6">,-</text:span><text:span text:style-name="T16">300000000</text:span></text:p>
      <text:p text:style-name="P15"><text:span text:style-name="T6"><text:s text:c="4"/></text:span><text:span text:style-name="T13">#elif TEST==18</text:span></text:p>
      <text:p text:style-name="P15"><text:span text:style-name="T6"><text:s text:c="4"/><text:tab/></text:span><text:span text:style-name="T3">.int</text:span><text:span text:style-name="T6"> -</text:span><text:span text:style-name="T16">2000000000</text:span><text:span text:style-name="T6">,-</text:span><text:span text:style-name="T16">2000000000</text:span><text:span text:style-name="T6">,-</text:span><text:span text:style-name="T16">2000000000</text:span><text:span text:style-name="T6">,-</text:span><text:span text:style-name="T16">2000000000</text:span></text:p>
      <text:p text:style-name="P15"><text:span text:style-name="T6"><text:s text:c="4"/></text:span><text:span text:style-name="T13">#elif TEST==19</text:span></text:p>
      <text:p text:style-name="P15"><text:span text:style-name="T6"><text:s text:c="6"/></text:span><text:span text:style-name="T3">.int</text:span><text:span text:style-name="T6"> -</text:span><text:span text:style-name="T16">3000000000</text:span><text:span text:style-name="T6">,-</text:span><text:span text:style-name="T16">3000000000</text:span><text:span text:style-name="T6">,-</text:span><text:span text:style-name="T16">3000000000</text:span><text:span text:style-name="T6">,-</text:span><text:span text:style-name="T16">3000000000</text:span></text:p>
      <text:p text:style-name="P15"><text:span text:style-name="T6"><text:tab/><text:tab/></text:span><text:span text:style-name="T13">#else</text:span></text:p>
      <text:p text:style-name="P15"><text:span text:style-name="T6"><text:tab/><text:tab/><text:tab/></text:span><text:span text:style-name="T3">.error</text:span><text:span text:style-name="T6"> </text:span><text:span text:style-name="T19">"Definir TEST entre 1..19"</text:span></text:p>
      <text:p text:style-name="P15"><text:soft-page-break/><text:span text:style-name="T6"><text:tab/><text:tab/></text:span><text:span text:style-name="T13">#endif</text:span></text:p>
      <text:p text:style-name="P15"><text:span text:style-name="T6"><text:tab/><text:tab/><text:tab/></text:span><text:span text:style-name="T3">.endm</text:span></text:p>
      <text:p text:style-name="P15"><text:span text:style-name="T22">lista:</text:span><text:span text:style-name="T6"> </text:span><text:span text:style-name="T3">.irpc</text:span><text:span text:style-name="T6"> </text:span><text:span text:style-name="T10">i</text:span><text:span text:style-name="T6">,</text:span><text:span text:style-name="T16">1234</text:span></text:p>
      <text:p text:style-name="P15"><text:span text:style-name="T6"><text:tab/><text:tab/><text:tab/><text:tab/><text:tab/></text:span><text:span text:style-name="T25">linea</text:span></text:p>
      <text:p text:style-name="P15"><text:span text:style-name="T6"><text:tab/><text:tab/><text:tab/> </text:span><text:span text:style-name="T3">.endr</text:span></text:p>
      <text:p text:style-name="P15"><text:span text:style-name="T22">longlista:</text:span><text:span text:style-name="T6"><text:tab/></text:span><text:span text:style-name="T3">.int</text:span><text:span text:style-name="T6"> <text:s text:c="2"/>(.-</text:span><text:span text:style-name="T10">lista</text:span><text:span text:style-name="T6">)/</text:span><text:span text:style-name="T16">4</text:span></text:p>
      <text:p text:style-name="P15"><text:span text:style-name="T22">resultado:</text:span><text:span text:style-name="T6"><text:tab/></text:span><text:span text:style-name="T3">.quad</text:span><text:span text:style-name="T6"> <text:s text:c="2"/></text:span><text:span text:style-name="T16">0</text:span></text:p>
      <text:p text:style-name="P15"><text:span text:style-name="T22">formato:</text:span><text:span text:style-name="T6"> </text:span><text:span text:style-name="T3">.ascii</text:span><text:span text:style-name="T6"> </text:span><text:span text:style-name="T19">"resultado \t = %18ld (uns)\n"</text:span></text:p>
      <text:p text:style-name="P15"><text:span text:style-name="T6"><text:tab/><text:tab/><text:tab/><text:tab/> </text:span><text:span text:style-name="T3">.ascii</text:span><text:span text:style-name="T6"> </text:span><text:span text:style-name="T19">"\t\t = 0x%18lx (hex)\n"</text:span></text:p>
      <text:p text:style-name="P15"><text:span text:style-name="T6"><text:tab/><text:tab/><text:tab/><text:tab/> </text:span><text:span text:style-name="T3">.asciz</text:span><text:span text:style-name="T6"> </text:span><text:span text:style-name="T19">"\t\t = 0x %08x %08x \n"</text:span></text:p>
      <text:p text:style-name="P32"/>
      <text:p text:style-name="P15"><text:span text:style-name="T3">.section</text:span><text:span text:style-name="T6"> </text:span><text:span text:style-name="T10">.text</text:span></text:p>
      <text:p text:style-name="P15"><text:span text:style-name="T22">main:</text:span><text:span text:style-name="T6"> </text:span><text:span text:style-name="T3">.global</text:span><text:span text:style-name="T6"> <text:s/></text:span><text:span text:style-name="T10">main</text:span></text:p>
      <text:p text:style-name="P15"><text:span text:style-name="T6"><text:tab/></text:span><text:span text:style-name="T25">mov</text:span><text:span text:style-name="T6"> <text:s text:c="4"/></text:span><text:span text:style-name="T10">$lista</text:span><text:span text:style-name="T6">, </text:span><text:span text:style-name="T28">%ebx</text:span><text:span text:style-name="T6"><text:tab/><text:tab/></text:span><text:span text:style-name="T13"># Guardamos posición de la lista</text:span></text:p>
      <text:p text:style-name="P15"><text:span text:style-name="T6"><text:tab/></text:span><text:span text:style-name="T10">mov</text:span><text:span text:style-name="T6"> <text:s/></text:span><text:span text:style-name="T10">longlista</text:span><text:span text:style-name="T6">, </text:span><text:span text:style-name="T28">%ecx</text:span><text:span text:style-name="T6"><text:tab/><text:tab/></text:span><text:span text:style-name="T13"># Guardamos el tamaño de la lista</text:span></text:p>
      <text:p text:style-name="P15"><text:span text:style-name="T6"><text:tab/></text:span><text:span text:style-name="T10">call</text:span><text:span text:style-name="T6"> </text:span><text:span text:style-name="T10">suma</text:span><text:span text:style-name="T6"><text:tab/><text:tab/><text:tab/><text:tab/><text:tab/><text:tab/><text:tab/><text:tab/></text:span><text:span text:style-name="T13"># Llamada a la función suma</text:span></text:p>
      <text:p text:style-name="P32"/>
      <text:p text:style-name="P15"><text:span text:style-name="T6"><text:tab/></text:span><text:span text:style-name="T25">mov</text:span><text:span text:style-name="T6"> <text:s/></text:span><text:span text:style-name="T28">%eax</text:span><text:span text:style-name="T6">, </text:span><text:span text:style-name="T10">resultado</text:span><text:span text:style-name="T6"><text:tab/><text:tab/></text:span><text:span text:style-name="T13"># Metemos los resultado de suma en resultado para luego mostrarlo</text:span></text:p>
      <text:p text:style-name="P15"><text:span text:style-name="T6"><text:tab/></text:span><text:span text:style-name="T10">mov</text:span><text:span text:style-name="T6"> <text:s/></text:span><text:span text:style-name="T28">%edx</text:span><text:span text:style-name="T6">, </text:span><text:span text:style-name="T10">resultado</text:span><text:span text:style-name="T6">+</text:span><text:span text:style-name="T16">4</text:span></text:p>
      <text:p text:style-name="P32"/>
      <text:p text:style-name="P15"><text:span text:style-name="T6"><text:tab/></text:span><text:span text:style-name="T25">mov</text:span><text:span text:style-name="T6"> <text:s text:c="2"/></text:span><text:span text:style-name="T10">$formato</text:span><text:span text:style-name="T6">, </text:span><text:span text:style-name="T28">%rdi</text:span></text:p>
      <text:p text:style-name="P15"><text:span text:style-name="T6"><text:tab/></text:span><text:span text:style-name="T25">mov</text:span><text:span text:style-name="T6"> <text:s text:c="2"/></text:span><text:span text:style-name="T10">resultado</text:span><text:span text:style-name="T6">,</text:span><text:span text:style-name="T28">%rsi</text:span></text:p>
      <text:p text:style-name="P15"><text:span text:style-name="T6"><text:tab/></text:span><text:span text:style-name="T25">mov</text:span><text:span text:style-name="T6"> <text:s text:c="2"/></text:span><text:span text:style-name="T10">resultado</text:span><text:span text:style-name="T6">,</text:span><text:span text:style-name="T28">%rdx</text:span></text:p>
      <text:p text:style-name="P15"><text:span text:style-name="T6"><text:tab/></text:span><text:span text:style-name="T25">mov</text:span><text:span text:style-name="T6"> <text:s text:c="9"/></text:span><text:span text:style-name="T10">$0</text:span><text:span text:style-name="T6">,</text:span><text:span text:style-name="T28">%eax</text:span><text:span text:style-name="T6"><text:tab/></text:span><text:span text:style-name="T13"># varargin sin xmm</text:span></text:p>
      <text:p text:style-name="P15"><text:span text:style-name="T6"><text:tab/></text:span><text:span text:style-name="T10">call</text:span><text:span text:style-name="T6"> <text:s/></text:span><text:span text:style-name="T10">printf</text:span><text:span text:style-name="T6"><text:tab/><text:tab/></text:span><text:span text:style-name="T13"># == printf(formato, res, res);</text:span></text:p>
      <text:p text:style-name="P32"/>
      <text:p text:style-name="P15"><text:span text:style-name="T6"><text:tab/></text:span><text:span text:style-name="T25">mov</text:span><text:span text:style-name="T6"> <text:s/></text:span><text:span text:style-name="T10">resultado</text:span><text:span text:style-name="T6">, </text:span><text:span text:style-name="T28">%edi</text:span></text:p>
      <text:p text:style-name="P15"><text:span text:style-name="T6"><text:tab/></text:span><text:span text:style-name="T25">call</text:span><text:span text:style-name="T6"> </text:span><text:span text:style-name="T10">_exit</text:span><text:span text:style-name="T6"><text:tab/><text:tab/><text:tab/></text:span><text:span text:style-name="T13"># == <text:s/>exit(resultado)</text:span></text:p>
      <text:p text:style-name="P15"><text:span text:style-name="T6"><text:tab/></text:span><text:span text:style-name="T10">ret</text:span></text:p>
      <text:p text:style-name="P32"/>
      <text:p text:style-name="P39">suma:</text:p>
      <text:p text:style-name="P15"><text:span text:style-name="T6"><text:tab/></text:span><text:span text:style-name="T25">mov</text:span><text:span text:style-name="T6"> <text:s/></text:span><text:span text:style-name="T10">$0</text:span><text:span text:style-name="T6">, </text:span><text:span text:style-name="T28">%edi</text:span></text:p>
      <text:p text:style-name="P15"><text:span text:style-name="T6"><text:tab/></text:span><text:span text:style-name="T25">mov</text:span><text:span text:style-name="T6"> <text:s/></text:span><text:span text:style-name="T10">$0</text:span><text:span text:style-name="T6">, </text:span><text:span text:style-name="T28">%esi</text:span></text:p>
      <text:p text:style-name="P15"><text:span text:style-name="T6"><text:tab/></text:span><text:span text:style-name="T25">mov</text:span><text:span text:style-name="T6"> <text:s/></text:span><text:span text:style-name="T10">$0</text:span><text:span text:style-name="T6">, </text:span><text:span text:style-name="T28">%ebp</text:span></text:p>
      <text:p text:style-name="P32"/>
      <text:p text:style-name="P39">bucle:</text:p>
      <text:p text:style-name="P15"><text:span text:style-name="T6"><text:tab/></text:span><text:span text:style-name="T25">mov</text:span><text:span text:style-name="T6"><text:tab/> (</text:span><text:span text:style-name="T28">%ebx</text:span><text:span text:style-name="T6">, </text:span><text:span text:style-name="T28">%ebp</text:span><text:span text:style-name="T6">,</text:span><text:span text:style-name="T16">4</text:span><text:span text:style-name="T6">), </text:span><text:span text:style-name="T28">%eax</text:span></text:p>
      <text:p text:style-name="P15"><text:span text:style-name="T6"><text:s text:c="2"/></text:span><text:span text:style-name="T25">cdq</text:span></text:p>
      <text:p text:style-name="P32"/>
      <text:p text:style-name="P15"><text:span text:style-name="T6"><text:s text:c="2"/></text:span><text:span text:style-name="T25">add</text:span><text:span text:style-name="T6"> <text:s/></text:span><text:span text:style-name="T28">%eax</text:span><text:span text:style-name="T6">, </text:span><text:span text:style-name="T28">%esi</text:span></text:p>
      <text:p text:style-name="P15"><text:span text:style-name="T6"><text:tab/></text:span><text:span text:style-name="T25">adc</text:span><text:span text:style-name="T6"><text:tab/> </text:span><text:span text:style-name="T28">%edx</text:span><text:span text:style-name="T6">, </text:span><text:span text:style-name="T28">%edi</text:span></text:p>
      <text:p text:style-name="P32"/>
      <text:p text:style-name="P15"><text:span text:style-name="T6"><text:tab/></text:span><text:span text:style-name="T25">inc</text:span><text:span text:style-name="T6"> <text:s/></text:span><text:span text:style-name="T28">%ebp</text:span></text:p>
      <text:p text:style-name="P15"><text:span text:style-name="T6"><text:tab/></text:span><text:span text:style-name="T25">cmp</text:span><text:span text:style-name="T6"> <text:s/></text:span><text:span text:style-name="T28">%ebp</text:span><text:span text:style-name="T6">,</text:span><text:span text:style-name="T28">%ecx</text:span></text:p>
      <text:p text:style-name="P15"><text:span text:style-name="T6"><text:tab/></text:span><text:span text:style-name="T25">jne</text:span><text:span text:style-name="T6"><text:tab/> </text:span><text:span text:style-name="T10">bucle</text:span></text:p>
      <text:p text:style-name="P32"/>
      <text:p text:style-name="P15"><text:soft-page-break/><text:span text:style-name="T6"><text:s text:c="2"/></text:span><text:span text:style-name="T25">mov</text:span><text:span text:style-name="T6"> <text:s/></text:span><text:span text:style-name="T28">%edi</text:span><text:span text:style-name="T6">, </text:span><text:span text:style-name="T28">%edx</text:span></text:p>
      <text:p text:style-name="P15"><text:span text:style-name="T6"><text:s text:c="2"/></text:span><text:span text:style-name="T25">mov</text:span><text:span text:style-name="T6"> <text:s/></text:span><text:span text:style-name="T28">%esi</text:span><text:span text:style-name="T6">, </text:span><text:span text:style-name="T28">%eax</text:span></text:p>
      <text:p text:style-name="P32"/>
      <text:p text:style-name="P15"><text:span text:style-name="T6"><text:s text:c="2"/></text:span><text:span text:style-name="T25">ret</text:span></text:p>
      <text:p text:style-name="P32"/>
      <text:p text:style-name="P22"><text:span text:style-name="T7">D</text:span><text:span text:style-name="T4">atos obtenidos:</text:span></text:p>
      <text:p text:style-name="P35">__TEST01__-----------------------------------</text:p>
      <text:p text:style-name="P35">resultado <text:s text:c="7"/>= <text:s text:c="15"/>-16 (uns)</text:p>
      <text:p text:style-name="P35"><text:s text:c="17"/>= 0x <text:s/>fffffffffffffff0 (hex)</text:p>
      <text:p text:style-name="P35"><text:s text:c="17"/>= 0x 00000010 09b37d80</text:p>
      <text:p text:style-name="P35">__TEST02__-----------------------------------</text:p>
      <text:p text:style-name="P35">resultado <text:s text:c="7"/>= <text:s text:c="8"/>1073741824 (uns)</text:p>
      <text:p text:style-name="P35"/>
      <text:p text:style-name="P35"><text:s text:c="17"/>= 0x <text:s text:c="9"/>40000000 (hex)</text:p>
      <text:p text:style-name="P35"><text:s text:c="17"/>= 0x 00000010 db868d80</text:p>
      <text:p text:style-name="P35">__TEST03__-----------------------------------</text:p>
      <text:p text:style-name="P35">resultado <text:s text:c="7"/>= <text:s text:c="8"/>2147483648 (uns)</text:p>
      <text:p text:style-name="P35"><text:s text:c="17"/>= 0x <text:s text:c="9"/>80000000 (hex)</text:p>
      <text:p text:style-name="P35"><text:s text:c="17"/>= 0x 00000010 07882d80</text:p>
      <text:p text:style-name="P35">__TEST04__-----------------------------------</text:p>
      <text:p text:style-name="P35">resultado <text:s text:c="7"/>= <text:s text:c="8"/>4294967296 (uns)</text:p>
      <text:p text:style-name="P35"><text:s text:c="17"/>= 0x <text:s text:c="8"/>100000000 (hex)</text:p>
      <text:p text:style-name="P35"><text:s text:c="17"/>= 0x 00000010 f4aa4d80</text:p>
      <text:p text:style-name="P35">__TEST05__-----------------------------------</text:p>
      <text:p text:style-name="P35">resultado <text:s text:c="7"/>= <text:s text:c="7"/>34359738352 (uns)</text:p>
      <text:p text:style-name="P35"><text:s text:c="17"/>= 0x <text:s text:c="8"/>7fffffff0 (hex)</text:p>
      <text:p text:style-name="P35"><text:s text:c="17"/>= 0x 00000010 84aadd80</text:p>
      <text:p text:style-name="P35">__TEST06__-----------------------------------</text:p>
      <text:p text:style-name="P35">resultado <text:s text:c="7"/>= <text:s text:c="6"/>-34359738368 (uns)</text:p>
      <text:p text:style-name="P35"><text:s text:c="17"/>= 0x <text:s/>fffffff800000000 (hex)</text:p>
      <text:p text:style-name="P35"><text:s text:c="17"/>= 0x 00000010 1e2a1d80</text:p>
      <text:p text:style-name="P35">__TEST07__-----------------------------------</text:p>
      <text:p text:style-name="P35">resultado <text:s text:c="7"/>= <text:s text:c="7"/>-4294967296 (uns)</text:p>
      <text:p text:style-name="P35"><text:s text:c="17"/>= 0x <text:s/>ffffffff00000000 (hex)</text:p>
      <text:p text:style-name="P35"><text:s text:c="17"/>= 0x 00000010 42bcbd80</text:p>
      <text:p text:style-name="P35">__TEST08__-----------------------------------</text:p>
      <text:p text:style-name="P35">resultado <text:s text:c="7"/>= <text:s text:c="7"/>-2147483648 (uns)</text:p>
      <text:p text:style-name="P35"><text:s text:c="17"/>= 0x <text:s/>ffffffff80000000 (hex)</text:p>
      <text:p text:style-name="P35"><text:s text:c="17"/>= 0x 00000010 1eb70d80</text:p>
      <text:p text:style-name="P35">__TEST09__-----------------------------------</text:p>
      <text:p text:style-name="P35">resultado <text:s text:c="7"/>= <text:s text:c="7"/>-2147483664 (uns)</text:p>
      <text:p text:style-name="P35"><text:s text:c="17"/>= 0x <text:s/>ffffffff7ffffff0 (hex)</text:p>
      <text:p text:style-name="P35"><text:s text:c="17"/>= 0x 00000010 f668bd80</text:p>
      <text:p text:style-name="P35">__TEST10__-----------------------------------</text:p>
      <text:p text:style-name="P35">resultado <text:s text:c="7"/>= <text:s text:c="8"/>1600000000 (uns)</text:p>
      <text:p text:style-name="P35"><text:s text:c="17"/>= 0x <text:s text:c="9"/>5f5e1000 (hex)</text:p>
      <text:p text:style-name="P35"><text:s text:c="17"/>= 0x 00000010 b4211d80</text:p>
      <text:p text:style-name="P35"/>
      <text:p text:style-name="P35"><text:soft-page-break/>__TEST11__-----------------------------------</text:p>
      <text:p text:style-name="P35">resultado <text:s text:c="7"/>= <text:s text:c="8"/>3200000000 (uns)</text:p>
      <text:p text:style-name="P35"><text:s text:c="17"/>= 0x <text:s text:c="9"/>bebc2000 (hex)</text:p>
      <text:p text:style-name="P35"/>
      <text:p text:style-name="P35"><text:s text:c="17"/>= 0x 00000010 ee2aed80</text:p>
      <text:p text:style-name="P35">__TEST12__-----------------------------------</text:p>
      <text:p text:style-name="P35">resultado <text:s text:c="7"/>= <text:s text:c="8"/>4800000000 (uns)</text:p>
      <text:p text:style-name="P35"><text:s text:c="17"/>= 0x <text:s text:c="8"/>11e1a3000 (hex)</text:p>
      <text:p text:style-name="P35"><text:s text:c="17"/>= 0x 00000010 471dad80</text:p>
      <text:p text:style-name="P35">__TEST13__-----------------------------------</text:p>
      <text:p text:style-name="P35">resultado <text:s text:c="7"/>= <text:s text:c="7"/>32000000000 (uns)</text:p>
      <text:p text:style-name="P35"><text:s text:c="17"/>= 0x <text:s text:c="8"/>773594000 (hex)</text:p>
      <text:p text:style-name="P35"><text:s text:c="17"/>= 0x 00000010 c5998d80</text:p>
      <text:p text:style-name="P35">__TEST14__-----------------------------------</text:p>
      <text:p text:style-name="P35">resultado <text:s text:c="7"/>= <text:s text:c="6"/>-20719476736 (uns)</text:p>
      <text:p text:style-name="P35"><text:s text:c="17"/>= 0x <text:s/>fffffffb2d05e000 (hex)</text:p>
      <text:p text:style-name="P35"><text:s text:c="17"/>= 0x 00000010 5a106d80</text:p>
      <text:p text:style-name="P35">__TEST15__-----------------------------------</text:p>
      <text:p text:style-name="P35">resultado <text:s text:c="7"/>= <text:s text:c="7"/>-1600000000 (uns)</text:p>
      <text:p text:style-name="P35"><text:s text:c="17"/>= 0x <text:s/>ffffffffa0a1f000 (hex)</text:p>
      <text:p text:style-name="P35"><text:s text:c="17"/>= 0x 00000010 a9d9bd80</text:p>
      <text:p text:style-name="P35">__TEST16__-----------------------------------</text:p>
      <text:p text:style-name="P35">resultado <text:s text:c="7"/>= <text:s text:c="7"/>-3200000000 (uns)</text:p>
      <text:p text:style-name="P35"><text:s text:c="17"/>= 0x <text:s/>ffffffff4143e000 (hex)</text:p>
      <text:p text:style-name="P35"><text:s text:c="17"/>= 0x 00000010 5ef4fd80</text:p>
      <text:p text:style-name="P35">__TEST17__-----------------------------------</text:p>
      <text:p text:style-name="P35">resultado <text:s text:c="7"/>= <text:s text:c="7"/>-4800000000 (uns)</text:p>
      <text:p text:style-name="P35"><text:s text:c="17"/>= 0x <text:s/>fffffffee1e5d000 (hex)</text:p>
      <text:p text:style-name="P35"><text:s text:c="17"/>= 0x 00000010 dbc0dd80</text:p>
      <text:p text:style-name="P35">__TEST18__-----------------------------------</text:p>
      <text:p text:style-name="P35">resultado <text:s text:c="7"/>= <text:s text:c="6"/>-32000000000 (uns)</text:p>
      <text:p text:style-name="P35"><text:s text:c="17"/>= 0x <text:s/>fffffff88ca6c000 (hex)</text:p>
      <text:p text:style-name="P35"><text:s text:c="17"/>= 0x 00000010 23c90d80</text:p>
      <text:p text:style-name="P35">__TEST19__-----------------------------------</text:p>
      <text:p text:style-name="P35">resultado <text:s text:c="7"/>= <text:s text:c="7"/>20719476736 (uns)</text:p>
      <text:p text:style-name="P35"><text:s text:c="17"/>= 0x <text:s text:c="8"/>4d2fa2000 (hex)</text:p>
      <text:p text:style-name="P35"><text:s text:c="17"/>= 0x 00000010 b9eded80</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3"><text:soft-page-break/>5.4 Media y resto de N enteros con signo de 32 bits calculada usando registros de 32 bits (N≈16)</text:p>
      <text:p text:style-name="P33"/>
      <text:p text:style-name="P23"><text:span text:style-name="T2">.section</text:span><text:span text:style-name="T5"> </text:span><text:span text:style-name="T9">.data</text:span></text:p>
      <text:p text:style-name="P38">#ifndef TEST</text:p>
      <text:p text:style-name="P38">#define TEST 19</text:p>
      <text:p text:style-name="P38">#endif</text:p>
      <text:p text:style-name="P23"><text:span text:style-name="T5"><text:tab/><text:tab/><text:tab/></text:span><text:span text:style-name="T2">.macro</text:span><text:span text:style-name="T5"> </text:span><text:span text:style-name="T9">linea</text:span></text:p>
      <text:p text:style-name="P23"><text:span text:style-name="T5"><text:s/><text:tab/><text:tab/></text:span><text:span text:style-name="T12">#if TEST==1</text:span></text:p>
      <text:p text:style-name="P23"><text:span text:style-name="T5"><text:tab/><text:tab/><text:tab/></text:span><text:span text:style-name="T2">.int</text:span><text:span text:style-name="T5"> </text:span><text:span text:style-name="T15">1</text:span><text:span text:style-name="T5">,</text:span><text:span text:style-name="T15">2</text:span><text:span text:style-name="T5">,</text:span><text:span text:style-name="T15">1</text:span><text:span text:style-name="T5">,</text:span><text:span text:style-name="T15">2</text:span></text:p>
      <text:p text:style-name="P23"><text:span text:style-name="T5"><text:tab/><text:tab/></text:span><text:span text:style-name="T12">#elif TEST==2</text:span></text:p>
      <text:p text:style-name="P23"><text:span text:style-name="T5"><text:tab/><text:tab/><text:tab/></text:span><text:span text:style-name="T2">.int</text:span><text:span text:style-name="T5"> -</text:span><text:span text:style-name="T15">1</text:span><text:span text:style-name="T5">,-</text:span><text:span text:style-name="T15">2</text:span><text:span text:style-name="T5">,-</text:span><text:span text:style-name="T15">1</text:span><text:span text:style-name="T5">,-</text:span><text:span text:style-name="T15">2</text:span></text:p>
      <text:p text:style-name="P23"><text:span text:style-name="T5"><text:tab/><text:tab/></text:span><text:span text:style-name="T12">#elif TEST==3</text:span></text:p>
      <text:p text:style-name="P23"><text:span text:style-name="T5"><text:tab/><text:tab/><text:tab/></text:span><text:span text:style-name="T2">.int</text:span><text:span text:style-name="T5"> </text:span><text:span text:style-name="T15">0x7fffffff</text:span><text:span text:style-name="T5">,</text:span><text:span text:style-name="T15">0x7fffffff</text:span><text:span text:style-name="T5">,</text:span><text:span text:style-name="T15">0x7fffffff</text:span><text:span text:style-name="T5">,</text:span><text:span text:style-name="T15">0x7fffffff</text:span></text:p>
      <text:p text:style-name="P23"><text:span text:style-name="T5"><text:tab/><text:tab/></text:span><text:span text:style-name="T12">#elif TEST==4</text:span></text:p>
      <text:p text:style-name="P23"><text:span text:style-name="T5"><text:tab/><text:tab/><text:tab/></text:span><text:span text:style-name="T2">.int</text:span><text:span text:style-name="T5"> </text:span><text:span text:style-name="T15">0x80000000</text:span><text:span text:style-name="T5">,</text:span><text:span text:style-name="T15">0x80000000</text:span><text:span text:style-name="T5">,</text:span><text:span text:style-name="T15">0x80000000</text:span><text:span text:style-name="T5">,</text:span><text:span text:style-name="T15">0x80000000</text:span></text:p>
      <text:p text:style-name="P23"><text:span text:style-name="T5"><text:tab/><text:tab/></text:span><text:span text:style-name="T12">#elif TEST==5</text:span></text:p>
      <text:p text:style-name="P23"><text:span text:style-name="T5"><text:tab/><text:tab/><text:tab/></text:span><text:span text:style-name="T2">.int</text:span><text:span text:style-name="T5"> </text:span><text:span text:style-name="T15">0xffffffff</text:span><text:span text:style-name="T5">,</text:span><text:span text:style-name="T15">0xffffffff</text:span><text:span text:style-name="T5">,</text:span><text:span text:style-name="T15">0xffffffff</text:span><text:span text:style-name="T5">,</text:span><text:span text:style-name="T15">0xffffffff</text:span></text:p>
      <text:p text:style-name="P23"><text:span text:style-name="T5"><text:tab/><text:tab/></text:span><text:span text:style-name="T12">#elif TEST==6</text:span></text:p>
      <text:p text:style-name="P23"><text:span text:style-name="T5"><text:tab/><text:tab/><text:tab/></text:span><text:span text:style-name="T2">.int</text:span><text:span text:style-name="T5"> </text:span><text:span text:style-name="T15">2000000000</text:span><text:span text:style-name="T5">,</text:span><text:span text:style-name="T15">2000000000</text:span><text:span text:style-name="T5">,</text:span><text:span text:style-name="T15">2000000000</text:span><text:span text:style-name="T5">,</text:span><text:span text:style-name="T15">2000000000</text:span></text:p>
      <text:p text:style-name="P23"><text:span text:style-name="T5"><text:tab/><text:tab/></text:span><text:span text:style-name="T12">#elif TEST==7</text:span></text:p>
      <text:p text:style-name="P23"><text:span text:style-name="T5"><text:tab/><text:tab/><text:tab/></text:span><text:span text:style-name="T2">.int</text:span><text:span text:style-name="T5"> </text:span><text:span text:style-name="T15">3000000000</text:span><text:span text:style-name="T5">,</text:span><text:span text:style-name="T15">3000000000</text:span><text:span text:style-name="T5">,</text:span><text:span text:style-name="T15">3000000000</text:span><text:span text:style-name="T5">,</text:span><text:span text:style-name="T15">3000000000</text:span></text:p>
      <text:p text:style-name="P23"><text:span text:style-name="T5"><text:tab/><text:tab/></text:span><text:span text:style-name="T12">#elif TEST==8</text:span></text:p>
      <text:p text:style-name="P23"><text:span text:style-name="T5"><text:tab/><text:tab/><text:tab/></text:span><text:span text:style-name="T2">.int</text:span><text:span text:style-name="T5"> -</text:span><text:span text:style-name="T15">2000000000</text:span><text:span text:style-name="T5">,-</text:span><text:span text:style-name="T15">2000000000</text:span><text:span text:style-name="T5">,-</text:span><text:span text:style-name="T15">2000000000</text:span><text:span text:style-name="T5">,-</text:span><text:span text:style-name="T15">2000000000</text:span></text:p>
      <text:p text:style-name="P23"><text:span text:style-name="T5"><text:s text:c="4"/></text:span><text:span text:style-name="T12">#elif TEST==9</text:span></text:p>
      <text:p text:style-name="P23"><text:span text:style-name="T5"><text:tab/><text:tab/><text:tab/></text:span><text:span text:style-name="T2">.int</text:span><text:span text:style-name="T5"> -</text:span><text:span text:style-name="T15">3000000000</text:span><text:span text:style-name="T5">,-</text:span><text:span text:style-name="T15">3000000000</text:span><text:span text:style-name="T5">,-</text:span><text:span text:style-name="T15">3000000000</text:span><text:span text:style-name="T5">,-</text:span><text:span text:style-name="T15">3000000000</text:span></text:p>
      <text:p text:style-name="P23"><text:span text:style-name="T5"><text:s text:c="4"/></text:span><text:span text:style-name="T12">#elif TEST==10</text:span></text:p>
      <text:p text:style-name="P23"><text:span text:style-name="T5"><text:tab/><text:tab/><text:tab/></text:span><text:span text:style-name="T2">.int</text:span><text:span text:style-name="T5"> </text:span><text:span text:style-name="T15">0</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1</text:span></text:p>
      <text:p text:style-name="P23"><text:span text:style-name="T5"><text:tab/><text:tab/><text:tab/></text:span><text:span text:style-name="T2">.int</text:span><text:span text:style-name="T5"> </text:span><text:span text:style-name="T15">1</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2"/><text:tab/></text:span><text:span text:style-name="T12">#elif TEST==12</text:span></text:p>
      <text:p text:style-name="P23"><text:span text:style-name="T5"><text:tab/><text:tab/><text:tab/></text:span><text:span text:style-name="T2">.int</text:span><text:span text:style-name="T5"> </text:span><text:span text:style-name="T15">8</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3</text:span></text:p>
      <text:p text:style-name="P23"><text:span text:style-name="T5"><text:tab/><text:tab/><text:tab/></text:span><text:span text:style-name="T2">.int</text:span><text:span text:style-name="T5"> </text:span><text:span text:style-name="T15">15</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4</text:span></text:p>
      <text:p text:style-name="P23"><text:span text:style-name="T5"><text:tab/><text:tab/><text:tab/></text:span><text:span text:style-name="T2">.int</text:span><text:span text:style-name="T5"> </text:span><text:span text:style-name="T15">16</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5</text:span></text:p>
      <text:p text:style-name="P23"><text:span text:style-name="T5"><text:tab/><text:tab/><text:tab/></text:span><text:span text:style-name="T2">.int</text:span><text:span text:style-name="T5"> </text:span><text:span text:style-name="T15">0</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6</text:span></text:p>
      <text:p text:style-name="P23"><text:span text:style-name="T5"><text:tab/><text:tab/><text:tab/></text:span><text:span text:style-name="T2">.int</text:span><text:span text:style-name="T5"> -</text:span><text:span text:style-name="T15">1</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2"/><text:tab/></text:span><text:span text:style-name="T12">#elif TEST==17</text:span></text:p>
      <text:p text:style-name="P23"><text:span text:style-name="T5"><text:tab/><text:tab/><text:tab/></text:span><text:span text:style-name="T2">.int</text:span><text:span text:style-name="T5"> -</text:span><text:span text:style-name="T15">8</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8</text:span></text:p>
      <text:p text:style-name="P23"><text:span text:style-name="T5"><text:tab/><text:tab/><text:tab/></text:span><text:span text:style-name="T2">.int</text:span><text:span text:style-name="T5"> -</text:span><text:span text:style-name="T15">15</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s text:c="4"/></text:span><text:span text:style-name="T12">#elif TEST==19</text:span></text:p>
      <text:p text:style-name="P23"><text:span text:style-name="T5"><text:tab/><text:tab/><text:tab/></text:span><text:span text:style-name="T2">.int</text:span><text:span text:style-name="T5"> -</text:span><text:span text:style-name="T15">16</text:span><text:span text:style-name="T5">,-</text:span><text:span text:style-name="T15">2</text:span><text:span text:style-name="T5">,-</text:span><text:span text:style-name="T15">1</text:span><text:span text:style-name="T5">,-</text:span><text:span text:style-name="T15">1</text:span><text:span text:style-name="T5">,-</text:span><text:span text:style-name="T15">1</text:span><text:span text:style-name="T5">,-</text:span><text:span text:style-name="T15">1</text:span></text:p>
      <text:p text:style-name="P23"><text:span text:style-name="T5"><text:tab/><text:tab/></text:span><text:span text:style-name="T12">#else</text:span></text:p>
      <text:p text:style-name="P23"><text:span text:style-name="T5"><text:tab/><text:tab/><text:tab/></text:span><text:span text:style-name="T2">.error</text:span><text:span text:style-name="T5"> </text:span><text:span text:style-name="T18">"Definir TEST entre 1..19"</text:span></text:p>
      <text:p text:style-name="P23"><text:soft-page-break/><text:span text:style-name="T5"><text:tab/><text:tab/></text:span><text:span text:style-name="T12">#endif</text:span></text:p>
      <text:p text:style-name="P23"><text:span text:style-name="T5"><text:tab/><text:tab/><text:tab/></text:span><text:span text:style-name="T2">.endm</text:span></text:p>
      <text:p text:style-name="P23"><text:span text:style-name="T21">lista:</text:span><text:span text:style-name="T5"> </text:span><text:span text:style-name="T2">.irpc</text:span><text:span text:style-name="T5"> </text:span><text:span text:style-name="T9">i</text:span><text:span text:style-name="T5">,</text:span><text:span text:style-name="T15">1234</text:span></text:p>
      <text:p text:style-name="P23"><text:span text:style-name="T5"><text:tab/><text:tab/><text:tab/> <text:s/></text:span><text:span text:style-name="T24">linea</text:span></text:p>
      <text:p text:style-name="P23"><text:span text:style-name="T5"><text:tab/><text:tab/><text:tab/> </text:span><text:span text:style-name="T2">.endr</text:span></text:p>
      <text:p text:style-name="P33"/>
      <text:p text:style-name="P23"><text:span text:style-name="T21">longlista:</text:span><text:span text:style-name="T5"> </text:span><text:span text:style-name="T2">.int</text:span><text:span text:style-name="T5"> (.-</text:span><text:span text:style-name="T9">lista</text:span><text:span text:style-name="T5">)/</text:span><text:span text:style-name="T15">4</text:span></text:p>
      <text:p text:style-name="P23"><text:span text:style-name="T21">media:</text:span><text:span text:style-name="T5"> </text:span><text:span text:style-name="T2">.int</text:span><text:span text:style-name="T5"> </text:span><text:span text:style-name="T15">0</text:span></text:p>
      <text:p text:style-name="P23"><text:span text:style-name="T21">resto:</text:span><text:span text:style-name="T5"> </text:span><text:span text:style-name="T2">.int</text:span><text:span text:style-name="T5"> </text:span><text:span text:style-name="T15">0</text:span></text:p>
      <text:p text:style-name="P33"/>
      <text:p text:style-name="P23"><text:span text:style-name="T21">formato:</text:span><text:span text:style-name="T5"> </text:span><text:span text:style-name="T2">.ascii</text:span><text:span text:style-name="T5"> </text:span><text:span text:style-name="T18">"media \t = %11d \t resto \t = %11d \n"</text:span></text:p>
      <text:p text:style-name="P23"><text:span text:style-name="T5"><text:tab/><text:tab/><text:tab/><text:tab/> </text:span><text:span text:style-name="T2">.asciz</text:span><text:span text:style-name="T5"> </text:span><text:span text:style-name="T18">"\t = 0x %08x \t \t = 0x %08x\n"</text:span></text:p>
      <text:p text:style-name="P33"/>
      <text:p text:style-name="P23"><text:span text:style-name="T2">.section</text:span><text:span text:style-name="T5"> </text:span><text:span text:style-name="T9">.text</text:span></text:p>
      <text:p text:style-name="P23"><text:span text:style-name="T21">main:</text:span><text:span text:style-name="T5"> </text:span><text:span text:style-name="T2">.global</text:span><text:span text:style-name="T5"> <text:s/></text:span><text:span text:style-name="T9">main</text:span></text:p>
      <text:p text:style-name="P23"><text:span text:style-name="T5"><text:tab/></text:span><text:span text:style-name="T24">mov</text:span><text:span text:style-name="T5"> <text:s text:c="4"/></text:span><text:span text:style-name="T9">$lista</text:span><text:span text:style-name="T5">, </text:span><text:span text:style-name="T27">%ebx</text:span><text:span text:style-name="T5"><text:tab/><text:tab/></text:span><text:span text:style-name="T12"># Guardamos posición de la lista</text:span></text:p>
      <text:p text:style-name="P23"><text:span text:style-name="T5"><text:tab/></text:span><text:span text:style-name="T9">mov</text:span><text:span text:style-name="T5"> <text:s/></text:span><text:span text:style-name="T9">longlista</text:span><text:span text:style-name="T5">, </text:span><text:span text:style-name="T27">%ecx</text:span><text:span text:style-name="T5"><text:tab/><text:tab/></text:span><text:span text:style-name="T12"># Guardamos el tamaño de la lista</text:span></text:p>
      <text:p text:style-name="P23"><text:span text:style-name="T5"><text:tab/></text:span><text:span text:style-name="T9">call</text:span><text:span text:style-name="T5"> </text:span><text:span text:style-name="T9">suma</text:span><text:span text:style-name="T5"><text:tab/><text:tab/><text:tab/><text:tab/><text:tab/><text:tab/><text:tab/><text:tab/></text:span><text:span text:style-name="T12"># Llamada a la función suma</text:span></text:p>
      <text:p text:style-name="P33"/>
      <text:p text:style-name="P23"><text:span text:style-name="T5"><text:tab/></text:span><text:span text:style-name="T24">mov</text:span><text:span text:style-name="T5"> <text:s/></text:span><text:span text:style-name="T27">%eax</text:span><text:span text:style-name="T5">, </text:span><text:span text:style-name="T9">media</text:span><text:span text:style-name="T5"><text:tab/><text:tab/></text:span><text:span text:style-name="T12"># Metemos los resultado de suma en resultado para luego mostrarlo</text:span></text:p>
      <text:p text:style-name="P23"><text:span text:style-name="T5"><text:tab/></text:span><text:span text:style-name="T9">mov</text:span><text:span text:style-name="T5"> <text:s/></text:span><text:span text:style-name="T27">%edx</text:span><text:span text:style-name="T5">, </text:span><text:span text:style-name="T9">resto</text:span></text:p>
      <text:p text:style-name="P33"/>
      <text:p text:style-name="P23"><text:span text:style-name="T5"><text:tab/></text:span><text:span text:style-name="T24">mov</text:span><text:span text:style-name="T5"> <text:s text:c="2"/></text:span><text:span text:style-name="T9">$formato</text:span><text:span text:style-name="T5">, </text:span><text:span text:style-name="T27">%rdi</text:span></text:p>
      <text:p text:style-name="P23"><text:span text:style-name="T5"><text:tab/></text:span><text:span text:style-name="T24">mov</text:span><text:span text:style-name="T5"> <text:s text:c="2"/></text:span><text:span text:style-name="T9">media</text:span><text:span text:style-name="T5">,</text:span><text:span text:style-name="T27">%rsi</text:span></text:p>
      <text:p text:style-name="P23"><text:span text:style-name="T5"><text:tab/></text:span><text:span text:style-name="T24">mov</text:span><text:span text:style-name="T5"> <text:s text:c="2"/></text:span><text:span text:style-name="T9">resto</text:span><text:span text:style-name="T5">,</text:span><text:span text:style-name="T27">%rdx</text:span></text:p>
      <text:p text:style-name="P23"><text:span text:style-name="T5"><text:tab/></text:span><text:span text:style-name="T24">mov</text:span><text:span text:style-name="T5"> <text:s text:c="9"/></text:span><text:span text:style-name="T9">$0</text:span><text:span text:style-name="T5">,</text:span><text:span text:style-name="T27">%eax</text:span><text:span text:style-name="T5"><text:tab/></text:span><text:span text:style-name="T12"># varargin sin xmm</text:span></text:p>
      <text:p text:style-name="P23"><text:span text:style-name="T5"><text:tab/></text:span><text:span text:style-name="T9">call</text:span><text:span text:style-name="T5"> <text:s/></text:span><text:span text:style-name="T9">printf</text:span><text:span text:style-name="T5"><text:tab/><text:tab/></text:span><text:span text:style-name="T12"># == printf(formato, res, res);</text:span></text:p>
      <text:p text:style-name="P33"/>
      <text:p text:style-name="P23"><text:span text:style-name="T5"><text:tab/></text:span><text:span text:style-name="T24">mov</text:span><text:span text:style-name="T5"> <text:s/></text:span><text:span text:style-name="T9">media</text:span><text:span text:style-name="T5">, </text:span><text:span text:style-name="T27">%edi</text:span></text:p>
      <text:p text:style-name="P23"><text:span text:style-name="T5"><text:tab/></text:span><text:span text:style-name="T24">call</text:span><text:span text:style-name="T5"> </text:span><text:span text:style-name="T9">_exit</text:span><text:span text:style-name="T5"><text:tab/><text:tab/><text:tab/></text:span><text:span text:style-name="T12"># == <text:s/>exit(resultado)</text:span></text:p>
      <text:p text:style-name="P23"><text:span text:style-name="T5"><text:tab/></text:span><text:span text:style-name="T9">ret</text:span></text:p>
      <text:p text:style-name="P33"/>
      <text:p text:style-name="P40">suma:</text:p>
      <text:p text:style-name="P23"><text:span text:style-name="T5"><text:tab/></text:span><text:span text:style-name="T24">mov</text:span><text:span text:style-name="T5"> <text:s/></text:span><text:span text:style-name="T9">$0</text:span><text:span text:style-name="T5">, </text:span><text:span text:style-name="T27">%edi</text:span></text:p>
      <text:p text:style-name="P23"><text:span text:style-name="T5"><text:tab/></text:span><text:span text:style-name="T24">mov</text:span><text:span text:style-name="T5"> <text:s/></text:span><text:span text:style-name="T9">$0</text:span><text:span text:style-name="T5">, </text:span><text:span text:style-name="T27">%esi</text:span></text:p>
      <text:p text:style-name="P23"><text:span text:style-name="T5"><text:tab/></text:span><text:span text:style-name="T24">mov</text:span><text:span text:style-name="T5"> <text:s/></text:span><text:span text:style-name="T9">$0</text:span><text:span text:style-name="T5">, </text:span><text:span text:style-name="T27">%ebp</text:span></text:p>
      <text:p text:style-name="P33"/>
      <text:p text:style-name="P40">bucle:</text:p>
      <text:p text:style-name="P23"><text:span text:style-name="T5"><text:tab/></text:span><text:span text:style-name="T24">mov</text:span><text:span text:style-name="T5"><text:tab/> (</text:span><text:span text:style-name="T27">%ebx</text:span><text:span text:style-name="T5">, </text:span><text:span text:style-name="T27">%ebp</text:span><text:span text:style-name="T5">,</text:span><text:span text:style-name="T15">4</text:span><text:span text:style-name="T5">), </text:span><text:span text:style-name="T27">%eax</text:span></text:p>
      <text:p text:style-name="P23"><text:span text:style-name="T5"><text:s text:c="2"/></text:span><text:span text:style-name="T24">cdq</text:span></text:p>
      <text:p text:style-name="P33"/>
      <text:p text:style-name="P23"><text:span text:style-name="T5"><text:s text:c="2"/></text:span><text:span text:style-name="T24">add</text:span><text:span text:style-name="T5"> <text:s/></text:span><text:span text:style-name="T27">%eax</text:span><text:span text:style-name="T5">, </text:span><text:span text:style-name="T27">%esi</text:span></text:p>
      <text:p text:style-name="P23"><text:span text:style-name="T5"><text:tab/></text:span><text:span text:style-name="T24">adc</text:span><text:span text:style-name="T5"><text:tab/> </text:span><text:span text:style-name="T27">%edx</text:span><text:span text:style-name="T5">, </text:span><text:span text:style-name="T27">%edi</text:span></text:p>
      <text:p text:style-name="P33"/>
      <text:p text:style-name="P23"><text:span text:style-name="T5"><text:tab/></text:span><text:span text:style-name="T24">inc</text:span><text:span text:style-name="T5"> <text:s/></text:span><text:span text:style-name="T27">%ebp</text:span></text:p>
      <text:p text:style-name="P23"><text:span text:style-name="T5"><text:tab/></text:span><text:span text:style-name="T24">cmp</text:span><text:span text:style-name="T5"> <text:s/></text:span><text:span text:style-name="T27">%ebp</text:span><text:span text:style-name="T5">,</text:span><text:span text:style-name="T27">%ecx</text:span></text:p>
      <text:p text:style-name="P23"><text:soft-page-break/><text:span text:style-name="T5"><text:tab/></text:span><text:span text:style-name="T24">jne</text:span><text:span text:style-name="T5"><text:tab/> </text:span><text:span text:style-name="T9">bucle</text:span></text:p>
      <text:p text:style-name="P33"/>
      <text:p text:style-name="P23"><text:span text:style-name="T5"><text:s text:c="2"/></text:span><text:span text:style-name="T24">mov</text:span><text:span text:style-name="T5"> <text:s/></text:span><text:span text:style-name="T27">%edi</text:span><text:span text:style-name="T5">, </text:span><text:span text:style-name="T27">%edx</text:span></text:p>
      <text:p text:style-name="P23"><text:span text:style-name="T5"><text:s text:c="2"/></text:span><text:span text:style-name="T24">mov</text:span><text:span text:style-name="T5"> <text:s/></text:span><text:span text:style-name="T27">%esi</text:span><text:span text:style-name="T5">, </text:span><text:span text:style-name="T27">%eax</text:span></text:p>
      <text:p text:style-name="P33"/>
      <text:p text:style-name="P23"><text:span text:style-name="T5"><text:tab/></text:span><text:span text:style-name="T24">idiv</text:span><text:span text:style-name="T5"> </text:span><text:span text:style-name="T27">%ecx</text:span></text:p>
      <text:p text:style-name="P33"/>
      <text:p text:style-name="P23"><text:span text:style-name="T5"><text:s text:c="2"/></text:span><text:span text:style-name="T24">ret</text:span></text:p>
      <text:p text:style-name="P33"/>
      <text:p text:style-name="P30">Datos obtenidos:</text:p>
      <text:p text:style-name="P10">__TEST01__-----------------------------------</text:p>
      <text:p text:style-name="P10">media <text:s text:c="3"/>= <text:s text:c="10"/>1 <text:s text:c="2"/>resto <text:s text:c="2"/>= <text:s text:c="10"/>8</text:p>
      <text:p text:style-name="P10"><text:s text:c="9"/>= 0x 00000010 <text:s text:c="10"/>= 0x 30fa2d80</text:p>
      <text:p text:style-name="P10">__TEST02__-----------------------------------</text:p>
      <text:p text:style-name="P10">media <text:s text:c="3"/>= <text:s text:c="9"/>-1 <text:s text:c="2"/>resto <text:s text:c="2"/>= <text:s text:c="9"/>-8</text:p>
      <text:p text:style-name="P10"><text:s text:c="9"/>= 0x 00000010 <text:s text:c="10"/>= 0x 26f86d80</text:p>
      <text:p text:style-name="P10">__TEST03__-----------------------------------</text:p>
      <text:p text:style-name="P10">media <text:s text:c="3"/>= <text:s/>2147483647 <text:s text:c="2"/>resto <text:s text:c="2"/>= <text:s text:c="10"/>0</text:p>
      <text:p text:style-name="P10"><text:s text:c="9"/>= 0x 00000010 <text:s text:c="10"/>= 0x 23ca7d80</text:p>
      <text:p text:style-name="P10">__TEST04__-----------------------------------</text:p>
      <text:p text:style-name="P10">media <text:s text:c="3"/>= -2147483648 <text:s text:c="2"/>resto <text:s text:c="2"/>= <text:s text:c="10"/>0</text:p>
      <text:p text:style-name="P10"><text:s text:c="9"/>= 0x 00000010 <text:s text:c="10"/>= 0x 67c77d80</text:p>
      <text:p text:style-name="P10">__TEST05__-----------------------------------</text:p>
      <text:p text:style-name="P10">media <text:s text:c="3"/>= <text:s text:c="9"/>-1 <text:s text:c="2"/>resto <text:s text:c="2"/>= <text:s text:c="10"/>0</text:p>
      <text:p text:style-name="P10"><text:s text:c="9"/>= 0x 00000010 <text:s text:c="10"/>= 0x 27a67d80</text:p>
      <text:p text:style-name="P10">__TEST06__-----------------------------------</text:p>
      <text:p text:style-name="P10">media <text:s text:c="3"/>= <text:s/>2000000000 <text:s text:c="2"/>resto <text:s text:c="2"/>= <text:s text:c="10"/>0</text:p>
      <text:p text:style-name="P10"><text:s text:c="9"/>= 0x 00000010 <text:s text:c="10"/>= 0x fdabbd80</text:p>
      <text:p text:style-name="P10">__TEST07__-----------------------------------</text:p>
      <text:p text:style-name="P10">media <text:s text:c="3"/>= -1294967296 <text:s text:c="2"/>resto <text:s text:c="2"/>= <text:s text:c="10"/>0</text:p>
      <text:p text:style-name="P10"><text:s text:c="9"/>= 0x 00000010 <text:s text:c="10"/>= 0x fdbfbd80</text:p>
      <text:p text:style-name="P10">__TEST08__-----------------------------------</text:p>
      <text:p text:style-name="P10">media <text:s text:c="3"/>= -2000000000 <text:s text:c="2"/>resto <text:s text:c="2"/>= <text:s text:c="10"/>0</text:p>
      <text:p text:style-name="P10"><text:s text:c="9"/>= 0x 00000010 <text:s text:c="10"/>= 0x 35b00d80</text:p>
      <text:p text:style-name="P10">__TEST09__-----------------------------------</text:p>
      <text:p text:style-name="P10"/>
      <text:p text:style-name="P10">media <text:s text:c="3"/>= <text:s/>1294967296 <text:s text:c="2"/>resto <text:s text:c="2"/>= <text:s text:c="10"/>0</text:p>
      <text:p text:style-name="P10"><text:s text:c="9"/>= 0x 00000010 <text:s text:c="10"/>= 0x e9eaed80</text:p>
      <text:p text:style-name="P10">__TEST10__-----------------------------------</text:p>
      <text:p text:style-name="P10">media <text:s text:c="3"/>= <text:s text:c="10"/>1 <text:s text:c="2"/>resto <text:s text:c="2"/>= <text:s text:c="10"/>0</text:p>
      <text:p text:style-name="P10"><text:s text:c="9"/>= 0x 00000018 <text:s text:c="10"/>= 0x 0a481d80</text:p>
      <text:p text:style-name="P10">__TEST11__-----------------------------------</text:p>
      <text:p text:style-name="P10">media <text:s text:c="3"/>= <text:s text:c="10"/>1 <text:s text:c="2"/>resto <text:s text:c="2"/>= <text:s text:c="10"/>4</text:p>
      <text:p text:style-name="P10"><text:s text:c="9"/>= 0x 00000018 <text:s text:c="10"/>= 0x 15a60d80</text:p>
      <text:p text:style-name="P10">__TEST12__-----------------------------------</text:p>
      <text:p text:style-name="P10">media <text:s text:c="3"/>= <text:s text:c="10"/>2 <text:s text:c="2"/>resto <text:s text:c="2"/>= <text:s text:c="10"/>8</text:p>
      <text:p text:style-name="P10"><text:s text:c="9"/>= 0x 00000018 <text:s text:c="10"/>= 0x 17e1fd80</text:p>
      <text:p text:style-name="P10"/>
      <text:p text:style-name="P10"><text:soft-page-break/>__TEST13__-----------------------------------</text:p>
      <text:p text:style-name="P10">media <text:s text:c="3"/>= <text:s text:c="10"/>3 <text:s text:c="2"/>resto <text:s text:c="2"/>= <text:s text:c="9"/>12</text:p>
      <text:p text:style-name="P10"><text:s text:c="9"/>= 0x 00000018 <text:s text:c="10"/>= 0x 32094d80</text:p>
      <text:p text:style-name="P10">__TEST14__-----------------------------------</text:p>
      <text:p text:style-name="P10">media <text:s text:c="3"/>= <text:s text:c="10"/>3 <text:s text:c="2"/>resto <text:s text:c="2"/>= <text:s text:c="9"/>16</text:p>
      <text:p text:style-name="P10"><text:s text:c="9"/>= 0x 00000018 <text:s text:c="10"/>= 0x 79616d80</text:p>
      <text:p text:style-name="P10">__TEST15__-----------------------------------</text:p>
      <text:p text:style-name="P10">media <text:s text:c="3"/>= <text:s text:c="9"/>-1 <text:s text:c="2"/>resto <text:s text:c="2"/>= <text:s text:c="10"/>0</text:p>
      <text:p text:style-name="P10"><text:s text:c="9"/>= 0x 00000018 <text:s text:c="10"/>= 0x f2f6ed80</text:p>
      <text:p text:style-name="P10">__TEST16__-----------------------------------</text:p>
      <text:p text:style-name="P10">media <text:s text:c="3"/>= <text:s text:c="9"/>-1 <text:s text:c="2"/>resto <text:s text:c="2"/>= <text:s text:c="9"/>-4</text:p>
      <text:p text:style-name="P10"><text:s text:c="9"/>= 0x 00000018 <text:s text:c="10"/>= 0x b08ddd80</text:p>
      <text:p text:style-name="P10">__TEST17__-----------------------------------</text:p>
      <text:p text:style-name="P10">media <text:s text:c="3"/>= <text:s text:c="9"/>-2 <text:s text:c="2"/>resto <text:s text:c="2"/>= <text:s text:c="9"/>-8</text:p>
      <text:p text:style-name="P10"><text:s text:c="9"/>= 0x 00000018 <text:s text:c="10"/>= 0x b919dd80</text:p>
      <text:p text:style-name="P10">__TEST18__-----------------------------------</text:p>
      <text:p text:style-name="P10">media <text:s text:c="3"/>= <text:s text:c="9"/>-3 <text:s text:c="2"/>resto <text:s text:c="2"/>= <text:s text:c="8"/>-12</text:p>
      <text:p text:style-name="P10"><text:s text:c="9"/>= 0x 00000018 <text:s text:c="10"/>= 0x ce823d80</text:p>
      <text:p text:style-name="P10">__TEST19__-----------------------------------</text:p>
      <text:p text:style-name="P10">media <text:s text:c="3"/>= <text:s text:c="9"/>-3 <text:s text:c="2"/>resto <text:s text:c="2"/>= <text:s text:c="8"/>-16</text:p>
      <text:p text:style-name="P10"><text:s text:c="9"/>= 0x 00000018 <text:s text:c="10"/>= 0x ec38dd80</text:p>
      <text:p text:style-name="P10"/>
      <text:p text:style-name="P12">5.5 Media y resto de N enteros calculada en 32 y en 64 bits (N≈16)</text:p>
      <text:p text:style-name="P11">En este ejercicio no he conseguido que funcione correctamente ya que los resultados no llegan a ser los correctos pero no he encontrado el fallo, igualmente adjunto lo que he llegado a realizar. </text:p>
      <text:p text:style-name="P11"/>
      <text:p text:style-name="P12"><text:span text:style-name="T1">.section</text:span><text:span text:style-name="T4"> </text:span><text:span text:style-name="T8">.data</text:span></text:p>
      <text:p text:style-name="P17">#ifndef TEST</text:p>
      <text:p text:style-name="P17">#define TEST 19</text:p>
      <text:p text:style-name="P17">#endif</text:p>
      <text:p text:style-name="P12"><text:span text:style-name="T4"><text:tab/><text:tab/><text:tab/></text:span><text:span text:style-name="T1">.macro</text:span><text:span text:style-name="T4"> </text:span><text:span text:style-name="T8">linea</text:span></text:p>
      <text:p text:style-name="P12"><text:span text:style-name="T4"><text:s/><text:tab/><text:tab/></text:span><text:span text:style-name="T11">#if TEST==1</text:span></text:p>
      <text:p text:style-name="P12"><text:span text:style-name="T4"><text:tab/><text:tab/><text:tab/></text:span><text:span text:style-name="T1">.int</text:span><text:span text:style-name="T4"> </text:span><text:span text:style-name="T14">1</text:span><text:span text:style-name="T4">,</text:span><text:span text:style-name="T14">2</text:span><text:span text:style-name="T4">,</text:span><text:span text:style-name="T14">1</text:span><text:span text:style-name="T4">,</text:span><text:span text:style-name="T14">2</text:span></text:p>
      <text:p text:style-name="P12"><text:span text:style-name="T4"><text:tab/><text:tab/></text:span><text:span text:style-name="T11">#elif TEST==2</text:span></text:p>
      <text:p text:style-name="P12"><text:span text:style-name="T4"><text:tab/><text:tab/><text:tab/></text:span><text:span text:style-name="T1">.int</text:span><text:span text:style-name="T4"> -</text:span><text:span text:style-name="T14">1</text:span><text:span text:style-name="T4">,-</text:span><text:span text:style-name="T14">2</text:span><text:span text:style-name="T4">,-</text:span><text:span text:style-name="T14">1</text:span><text:span text:style-name="T4">,-</text:span><text:span text:style-name="T14">2</text:span></text:p>
      <text:p text:style-name="P12"><text:span text:style-name="T4"><text:tab/><text:tab/></text:span><text:span text:style-name="T11">#elif TEST==3</text:span></text:p>
      <text:p text:style-name="P12"><text:span text:style-name="T4"><text:tab/><text:tab/><text:tab/></text:span><text:span text:style-name="T1">.int</text:span><text:span text:style-name="T4"> </text:span><text:span text:style-name="T14">0x7fffffff</text:span><text:span text:style-name="T4">,</text:span><text:span text:style-name="T14">0x7fffffff</text:span><text:span text:style-name="T4">,</text:span><text:span text:style-name="T14">0x7fffffff</text:span><text:span text:style-name="T4">,</text:span><text:span text:style-name="T14">0x7fffffff</text:span></text:p>
      <text:p text:style-name="P12"><text:span text:style-name="T4"><text:tab/><text:tab/></text:span><text:span text:style-name="T11">#elif TEST==4</text:span></text:p>
      <text:p text:style-name="P12"><text:span text:style-name="T4"><text:tab/><text:tab/><text:tab/></text:span><text:span text:style-name="T1">.int</text:span><text:span text:style-name="T4"> </text:span><text:span text:style-name="T14">0x80000000</text:span><text:span text:style-name="T4">,</text:span><text:span text:style-name="T14">0x80000000</text:span><text:span text:style-name="T4">,</text:span><text:span text:style-name="T14">0x80000000</text:span><text:span text:style-name="T4">,</text:span><text:span text:style-name="T14">0x80000000</text:span></text:p>
      <text:p text:style-name="P12"><text:span text:style-name="T4"><text:tab/><text:tab/></text:span><text:span text:style-name="T11">#elif TEST==5</text:span></text:p>
      <text:p text:style-name="P12"><text:span text:style-name="T4"><text:tab/><text:tab/><text:tab/></text:span><text:span text:style-name="T1">.int</text:span><text:span text:style-name="T4"> </text:span><text:span text:style-name="T14">0xffffffff</text:span><text:span text:style-name="T4">,</text:span><text:span text:style-name="T14">0xffffffff</text:span><text:span text:style-name="T4">,</text:span><text:span text:style-name="T14">0xffffffff</text:span><text:span text:style-name="T4">,</text:span><text:span text:style-name="T14">0xffffffff</text:span></text:p>
      <text:p text:style-name="P12"><text:span text:style-name="T4"><text:tab/><text:tab/></text:span><text:span text:style-name="T11">#elif TEST==6</text:span></text:p>
      <text:p text:style-name="P12"><text:span text:style-name="T4"><text:tab/><text:tab/><text:tab/></text:span><text:span text:style-name="T1">.int</text:span><text:span text:style-name="T4"> </text:span><text:span text:style-name="T14">2000000000</text:span><text:span text:style-name="T4">,</text:span><text:span text:style-name="T14">2000000000</text:span><text:span text:style-name="T4">,</text:span><text:span text:style-name="T14">2000000000</text:span><text:span text:style-name="T4">,</text:span><text:span text:style-name="T14">2000000000</text:span></text:p>
      <text:p text:style-name="P12"><text:span text:style-name="T4"><text:tab/><text:tab/></text:span><text:span text:style-name="T11">#elif TEST==7</text:span></text:p>
      <text:p text:style-name="P12"><text:span text:style-name="T4"><text:tab/><text:tab/><text:tab/></text:span><text:span text:style-name="T1">.int</text:span><text:span text:style-name="T4"> </text:span><text:span text:style-name="T14">3000000000</text:span><text:span text:style-name="T4">,</text:span><text:span text:style-name="T14">3000000000</text:span><text:span text:style-name="T4">,</text:span><text:span text:style-name="T14">3000000000</text:span><text:span text:style-name="T4">,</text:span><text:span text:style-name="T14">3000000000</text:span></text:p>
      <text:p text:style-name="P12"><text:span text:style-name="T4"><text:tab/><text:tab/></text:span><text:span text:style-name="T11">#elif TEST==8</text:span></text:p>
      <text:p text:style-name="P12"><text:span text:style-name="T4"><text:tab/><text:tab/><text:tab/></text:span><text:span text:style-name="T1">.int</text:span><text:span text:style-name="T4"> -</text:span><text:span text:style-name="T14">2000000000</text:span><text:span text:style-name="T4">,-</text:span><text:span text:style-name="T14">2000000000</text:span><text:span text:style-name="T4">,-</text:span><text:span text:style-name="T14">2000000000</text:span><text:span text:style-name="T4">,-</text:span><text:span text:style-name="T14">2000000000</text:span></text:p>
      <text:p text:style-name="P12"><text:span text:style-name="T4"><text:s text:c="4"/></text:span><text:span text:style-name="T11">#elif TEST==9</text:span></text:p>
      <text:p text:style-name="P12"><text:soft-page-break/><text:span text:style-name="T4"><text:tab/><text:tab/><text:tab/></text:span><text:span text:style-name="T1">.int</text:span><text:span text:style-name="T4"> -</text:span><text:span text:style-name="T14">3000000000</text:span><text:span text:style-name="T4">,-</text:span><text:span text:style-name="T14">3000000000</text:span><text:span text:style-name="T4">,-</text:span><text:span text:style-name="T14">3000000000</text:span><text:span text:style-name="T4">,-</text:span><text:span text:style-name="T14">3000000000</text:span></text:p>
      <text:p text:style-name="P12"><text:span text:style-name="T4"><text:s text:c="4"/></text:span><text:span text:style-name="T11">#elif TEST==10</text:span></text:p>
      <text:p text:style-name="P12"><text:span text:style-name="T4"><text:tab/><text:tab/><text:tab/></text:span><text:span text:style-name="T1">.int</text:span><text:span text:style-name="T4"> </text:span><text:span text:style-name="T14">0</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1</text:span></text:p>
      <text:p text:style-name="P12"><text:span text:style-name="T4"><text:tab/><text:tab/><text:tab/></text:span><text:span text:style-name="T1">.int</text:span><text:span text:style-name="T4"> </text:span><text:span text:style-name="T14">1</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2"/><text:tab/></text:span><text:span text:style-name="T11">#elif TEST==12</text:span></text:p>
      <text:p text:style-name="P12"><text:span text:style-name="T4"><text:tab/><text:tab/><text:tab/></text:span><text:span text:style-name="T1">.int</text:span><text:span text:style-name="T4"> </text:span><text:span text:style-name="T14">8</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3</text:span></text:p>
      <text:p text:style-name="P12"><text:span text:style-name="T4"><text:tab/><text:tab/><text:tab/></text:span><text:span text:style-name="T1">.int</text:span><text:span text:style-name="T4"> </text:span><text:span text:style-name="T14">15</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4</text:span></text:p>
      <text:p text:style-name="P12"><text:span text:style-name="T4"><text:tab/><text:tab/><text:tab/></text:span><text:span text:style-name="T1">.int</text:span><text:span text:style-name="T4"> </text:span><text:span text:style-name="T14">16</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5</text:span></text:p>
      <text:p text:style-name="P12"><text:span text:style-name="T4"><text:tab/><text:tab/><text:tab/></text:span><text:span text:style-name="T1">.int</text:span><text:span text:style-name="T4"> </text:span><text:span text:style-name="T14">0</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6</text:span></text:p>
      <text:p text:style-name="P12"><text:span text:style-name="T4"><text:tab/><text:tab/><text:tab/></text:span><text:span text:style-name="T1">.int</text:span><text:span text:style-name="T4"> -</text:span><text:span text:style-name="T14">1</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2"/><text:tab/></text:span><text:span text:style-name="T11">#elif TEST==17</text:span></text:p>
      <text:p text:style-name="P12"><text:span text:style-name="T4"><text:tab/><text:tab/><text:tab/></text:span><text:span text:style-name="T1">.int</text:span><text:span text:style-name="T4"> -</text:span><text:span text:style-name="T14">8</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8</text:span></text:p>
      <text:p text:style-name="P12"><text:span text:style-name="T4"><text:tab/><text:tab/><text:tab/></text:span><text:span text:style-name="T1">.int</text:span><text:span text:style-name="T4"> -</text:span><text:span text:style-name="T14">15</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s text:c="4"/></text:span><text:span text:style-name="T11">#elif TEST==19</text:span></text:p>
      <text:p text:style-name="P12"><text:span text:style-name="T4"><text:tab/><text:tab/><text:tab/></text:span><text:span text:style-name="T1">.int</text:span><text:span text:style-name="T4"> -</text:span><text:span text:style-name="T14">16</text:span><text:span text:style-name="T4">,-</text:span><text:span text:style-name="T14">2</text:span><text:span text:style-name="T4">,-</text:span><text:span text:style-name="T14">1</text:span><text:span text:style-name="T4">,-</text:span><text:span text:style-name="T14">1</text:span><text:span text:style-name="T4">,-</text:span><text:span text:style-name="T14">1</text:span><text:span text:style-name="T4">,-</text:span><text:span text:style-name="T14">1</text:span></text:p>
      <text:p text:style-name="P12"><text:span text:style-name="T4"><text:tab/><text:tab/></text:span><text:span text:style-name="T11">#else</text:span></text:p>
      <text:p text:style-name="P12"><text:span text:style-name="T4"><text:tab/><text:tab/><text:tab/></text:span><text:span text:style-name="T1">.error</text:span><text:span text:style-name="T4"> </text:span><text:span text:style-name="T17">"Definir TEST entre 1..19"</text:span></text:p>
      <text:p text:style-name="P12"><text:span text:style-name="T4"><text:tab/><text:tab/></text:span><text:span text:style-name="T11">#endif</text:span></text:p>
      <text:p text:style-name="P12"><text:span text:style-name="T4"><text:tab/><text:tab/><text:tab/></text:span><text:span text:style-name="T1">.endm</text:span></text:p>
      <text:p text:style-name="P12"><text:span text:style-name="T20">lista:</text:span><text:span text:style-name="T4"> </text:span><text:span text:style-name="T1">.irpc</text:span><text:span text:style-name="T4"> </text:span><text:span text:style-name="T8">i</text:span><text:span text:style-name="T4">,</text:span><text:span text:style-name="T14">1234</text:span></text:p>
      <text:p text:style-name="P12"><text:span text:style-name="T4"><text:tab/><text:tab/><text:tab/> <text:s/></text:span><text:span text:style-name="T23">linea</text:span></text:p>
      <text:p text:style-name="P12"><text:span text:style-name="T4"><text:tab/><text:tab/><text:tab/> </text:span><text:span text:style-name="T1">.endr</text:span></text:p>
      <text:p text:style-name="P19"/>
      <text:p text:style-name="P12"><text:span text:style-name="T20">longlista:</text:span><text:span text:style-name="T4"> </text:span><text:span text:style-name="T1">.int</text:span><text:span text:style-name="T4"> (.-</text:span><text:span text:style-name="T8">lista</text:span><text:span text:style-name="T4">)/</text:span><text:span text:style-name="T14">4</text:span></text:p>
      <text:p text:style-name="P12"><text:span text:style-name="T20">media:</text:span><text:span text:style-name="T4"> </text:span><text:span text:style-name="T1">.quad</text:span><text:span text:style-name="T4"> </text:span><text:span text:style-name="T14">0</text:span></text:p>
      <text:p text:style-name="P12"><text:span text:style-name="T20">resto:</text:span><text:span text:style-name="T4"> </text:span><text:span text:style-name="T1">.quad</text:span><text:span text:style-name="T4"> </text:span><text:span text:style-name="T14">0</text:span></text:p>
      <text:p text:style-name="P19"/>
      <text:p text:style-name="P12"><text:span text:style-name="T20">formato:</text:span><text:span text:style-name="T4"> </text:span><text:span text:style-name="T1">.ascii</text:span><text:span text:style-name="T4"> </text:span><text:span text:style-name="T17">"media \t = %11d \t resto \t = %11d \n"</text:span></text:p>
      <text:p text:style-name="P12"><text:span text:style-name="T4"><text:tab/><text:tab/><text:tab/><text:tab/> </text:span><text:span text:style-name="T1">.asciz</text:span><text:span text:style-name="T4"> </text:span><text:span text:style-name="T17">"\t = 0x %08x \t \t = 0x %08x\n"</text:span></text:p>
      <text:p text:style-name="P19"/>
      <text:p text:style-name="P12"><text:span text:style-name="T1">.section</text:span><text:span text:style-name="T4"> </text:span><text:span text:style-name="T8">.text</text:span></text:p>
      <text:p text:style-name="P12"><text:span text:style-name="T20">main:</text:span><text:span text:style-name="T4"> </text:span><text:span text:style-name="T1">.global</text:span><text:span text:style-name="T4"> <text:s/></text:span><text:span text:style-name="T8">main</text:span></text:p>
      <text:p text:style-name="P12"><text:span text:style-name="T4"><text:tab/></text:span><text:span text:style-name="T23">mov</text:span><text:span text:style-name="T4"> <text:s text:c="4"/></text:span><text:span text:style-name="T8">$lista</text:span><text:span text:style-name="T4">, </text:span><text:span text:style-name="T26">%ebx</text:span><text:span text:style-name="T4"><text:tab/><text:tab/></text:span><text:span text:style-name="T11"># Guardamos posición de la lista</text:span></text:p>
      <text:p text:style-name="P12"><text:span text:style-name="T4"><text:tab/></text:span><text:span text:style-name="T8">mov</text:span><text:span text:style-name="T4"> <text:s/></text:span><text:span text:style-name="T8">longlista</text:span><text:span text:style-name="T4">, </text:span><text:span text:style-name="T26">%ecx</text:span><text:span text:style-name="T4"><text:tab/><text:tab/></text:span><text:span text:style-name="T11"># Guardamos el tamaño de la lista</text:span></text:p>
      <text:p text:style-name="P12"><text:span text:style-name="T4"><text:tab/></text:span><text:span text:style-name="T8">call</text:span><text:span text:style-name="T4"> </text:span><text:span text:style-name="T8">suma</text:span><text:span text:style-name="T4"><text:tab/><text:tab/><text:tab/><text:tab/><text:tab/><text:tab/><text:tab/><text:tab/></text:span><text:span text:style-name="T11"># Llamada a la función suma</text:span></text:p>
      <text:p text:style-name="P19"/>
      <text:p text:style-name="P12"><text:span text:style-name="T4"><text:tab/></text:span><text:span text:style-name="T23">mov</text:span><text:span text:style-name="T4"> <text:s/></text:span><text:span text:style-name="T26">%rax</text:span><text:span text:style-name="T4">, </text:span><text:span text:style-name="T8">media</text:span><text:span text:style-name="T4"><text:tab/><text:tab/></text:span><text:span text:style-name="T11"># Metemos los resultado de suma en resultado para luego mostrarlo</text:span></text:p>
      <text:p text:style-name="P12"><text:span text:style-name="T4"><text:tab/></text:span><text:span text:style-name="T8">mov</text:span><text:span text:style-name="T4"> <text:s/></text:span><text:span text:style-name="T26">%rdx</text:span><text:span text:style-name="T4">, </text:span><text:span text:style-name="T8">resto</text:span></text:p>
      <text:p text:style-name="P19"/>
      <text:p text:style-name="P12"><text:span text:style-name="T4"><text:tab/></text:span><text:span text:style-name="T23">mov</text:span><text:span text:style-name="T4"> <text:s text:c="2"/></text:span><text:span text:style-name="T8">$formato</text:span><text:span text:style-name="T4">, </text:span><text:span text:style-name="T26">%rdi</text:span></text:p>
      <text:p text:style-name="P12"><text:soft-page-break/><text:span text:style-name="T4"><text:tab/></text:span><text:span text:style-name="T23">mov</text:span><text:span text:style-name="T4"> <text:s text:c="2"/></text:span><text:span text:style-name="T8">media</text:span><text:span text:style-name="T4">,</text:span><text:span text:style-name="T26">%rsi</text:span></text:p>
      <text:p text:style-name="P12"><text:span text:style-name="T4"><text:tab/></text:span><text:span text:style-name="T23">mov</text:span><text:span text:style-name="T4"> <text:s text:c="2"/></text:span><text:span text:style-name="T8">resto</text:span><text:span text:style-name="T4">,</text:span><text:span text:style-name="T26">%rdx</text:span></text:p>
      <text:p text:style-name="P12"><text:span text:style-name="T4"><text:tab/></text:span><text:span text:style-name="T23">mov</text:span><text:span text:style-name="T4"> <text:s text:c="9"/></text:span><text:span text:style-name="T8">$0</text:span><text:span text:style-name="T4">,</text:span><text:span text:style-name="T26">%eax</text:span><text:span text:style-name="T4"><text:tab/></text:span><text:span text:style-name="T11"># varargin sin xmm</text:span></text:p>
      <text:p text:style-name="P12"><text:span text:style-name="T4"><text:tab/></text:span><text:span text:style-name="T8">call</text:span><text:span text:style-name="T4"> <text:s/></text:span><text:span text:style-name="T8">printf</text:span><text:span text:style-name="T4"><text:tab/><text:tab/></text:span><text:span text:style-name="T11"># == printf(formato, res, res);</text:span></text:p>
      <text:p text:style-name="P19"/>
      <text:p text:style-name="P12"><text:span text:style-name="T4"><text:tab/></text:span><text:span text:style-name="T23">mov</text:span><text:span text:style-name="T4"> <text:s/></text:span><text:span text:style-name="T8">media</text:span><text:span text:style-name="T4">, </text:span><text:span text:style-name="T26">%rdi</text:span></text:p>
      <text:p text:style-name="P12"><text:span text:style-name="T4"><text:tab/></text:span><text:span text:style-name="T23">call</text:span><text:span text:style-name="T4"> </text:span><text:span text:style-name="T8">_exit</text:span><text:span text:style-name="T4"><text:tab/><text:tab/><text:tab/></text:span><text:span text:style-name="T11"># == <text:s/>exit(resultado)</text:span></text:p>
      <text:p text:style-name="P12"><text:span text:style-name="T4"><text:tab/></text:span><text:span text:style-name="T8">ret</text:span></text:p>
      <text:p text:style-name="P19"/>
      <text:p text:style-name="P21">suma:</text:p>
      <text:p text:style-name="P12"><text:span text:style-name="T4"><text:tab/></text:span><text:span text:style-name="T23">mov</text:span><text:span text:style-name="T4"> </text:span><text:span text:style-name="T8">$0</text:span><text:span text:style-name="T4">, </text:span><text:span text:style-name="T26">%rdi</text:span></text:p>
      <text:p text:style-name="P12"><text:span text:style-name="T4"><text:tab/></text:span><text:span text:style-name="T23">mov</text:span><text:span text:style-name="T4"> </text:span><text:span text:style-name="T8">$0</text:span><text:span text:style-name="T4">, </text:span><text:span text:style-name="T26">%ebp</text:span></text:p>
      <text:p text:style-name="P12"><text:span text:style-name="T4"><text:tab/></text:span><text:span text:style-name="T23">mov</text:span><text:span text:style-name="T4"> </text:span><text:span text:style-name="T8">$0</text:span><text:span text:style-name="T4">, </text:span><text:span text:style-name="T26">%rsi</text:span></text:p>
      <text:p text:style-name="P19"/>
      <text:p text:style-name="P21">bucle:</text:p>
      <text:p text:style-name="P12"><text:span text:style-name="T4"><text:tab/></text:span><text:span text:style-name="T23">mov</text:span><text:span text:style-name="T4"> (</text:span><text:span text:style-name="T26">%ebx</text:span><text:span text:style-name="T4">, </text:span><text:span text:style-name="T26">%ebp</text:span><text:span text:style-name="T4">,</text:span><text:span text:style-name="T14">4</text:span><text:span text:style-name="T4">), </text:span><text:span text:style-name="T26">%rax</text:span></text:p>
      <text:p text:style-name="P12"><text:span text:style-name="T4"><text:tab/></text:span><text:span text:style-name="T23">cqo</text:span></text:p>
      <text:p text:style-name="P19"/>
      <text:p text:style-name="P12"><text:span text:style-name="T4"><text:tab/></text:span><text:span text:style-name="T23">add</text:span><text:span text:style-name="T4"> </text:span><text:span text:style-name="T26">%rax</text:span><text:span text:style-name="T4">, </text:span><text:span text:style-name="T26">%rdi</text:span></text:p>
      <text:p text:style-name="P12"><text:span text:style-name="T4"><text:tab/></text:span><text:span text:style-name="T23">adc</text:span><text:span text:style-name="T4"> </text:span><text:span text:style-name="T26">%rdx</text:span><text:span text:style-name="T4">, </text:span><text:span text:style-name="T26">%rsi</text:span></text:p>
      <text:p text:style-name="P19"/>
      <text:p text:style-name="P12"><text:span text:style-name="T4"><text:tab/></text:span><text:span text:style-name="T23">inc</text:span><text:span text:style-name="T4"> </text:span><text:span text:style-name="T26">%ebp</text:span></text:p>
      <text:p text:style-name="P12"><text:span text:style-name="T4"><text:tab/></text:span><text:span text:style-name="T23">cmp</text:span><text:span text:style-name="T4"> </text:span><text:span text:style-name="T26">%ebp</text:span><text:span text:style-name="T4">, </text:span><text:span text:style-name="T26">%ecx</text:span></text:p>
      <text:p text:style-name="P12"><text:span text:style-name="T4"><text:tab/></text:span><text:span text:style-name="T23">jne</text:span><text:span text:style-name="T4"> </text:span><text:span text:style-name="T8">bucle</text:span></text:p>
      <text:p text:style-name="P19"/>
      <text:p text:style-name="P12"><text:span text:style-name="T4"><text:tab/></text:span><text:span text:style-name="T23">mov</text:span><text:span text:style-name="T4"> </text:span><text:span text:style-name="T26">%rdi</text:span><text:span text:style-name="T4">, </text:span><text:span text:style-name="T26">%rax</text:span></text:p>
      <text:p text:style-name="P12"><text:span text:style-name="T4"><text:tab/></text:span><text:span text:style-name="T23">mov</text:span><text:span text:style-name="T4"> </text:span><text:span text:style-name="T26">%rsi</text:span><text:span text:style-name="T4">, </text:span><text:span text:style-name="T26">%rdx</text:span></text:p>
      <text:p text:style-name="P19"/>
      <text:p text:style-name="P12"><text:span text:style-name="T4"><text:tab/></text:span><text:span text:style-name="T23">idiv</text:span><text:span text:style-name="T4"> </text:span><text:span text:style-name="T26">%rcx</text:span></text:p>
      <text:p text:style-name="P19"/>
      <text:p text:style-name="P12"><text:span text:style-name="T4"><text:tab/></text:span><text:span text:style-name="T23">ret</text:span></text:p>
      <text:p text:style-name="P19"/>
      <text:p text:style-name="P31">Datos obtenidos:</text:p>
      <text:p text:style-name="P24">__TEST01__-----------------------------------</text:p>
      <text:p text:style-name="P24">media <text:s text:c="3"/>= <text:s/>1879048193 <text:s text:c="2"/>resto <text:s text:c="2"/>= <text:s text:c="10"/>8</text:p>
      <text:p text:style-name="P24"><text:s text:c="9"/>= 0x 00000010 <text:s text:c="10"/>= 0x baaded80</text:p>
      <text:p text:style-name="P24">__TEST02__-----------------------------------</text:p>
      <text:p text:style-name="P24"/>
      <text:p text:style-name="P24">media <text:s text:c="3"/>= -1879048194 <text:s text:c="2"/>resto <text:s text:c="2"/>= <text:s text:c="10"/>8</text:p>
      <text:p text:style-name="P24"><text:s text:c="9"/>= 0x 00000010 <text:s text:c="10"/>= 0x 73d50d80</text:p>
      <text:p text:style-name="P24">__TEST03__-----------------------------------</text:p>
      <text:p text:style-name="P24">media <text:s text:c="3"/>= -1879048193 <text:s text:c="2"/>resto <text:s text:c="2"/>= <text:s text:c="10"/>0</text:p>
      <text:p text:style-name="P24"><text:s text:c="9"/>= 0x 00000010 <text:s text:c="10"/>= 0x bf483d80</text:p>
      <text:p text:style-name="P24">__TEST04__-----------------------------------</text:p>
      <text:p text:style-name="P24">media <text:s text:c="3"/>= -2147483648 <text:s text:c="2"/>resto <text:s text:c="2"/>= <text:s text:c="10"/>0</text:p>
      <text:p text:style-name="P24"><text:s text:c="9"/>= 0x 00000010 <text:s text:c="10"/>= 0x 7ca1dd80</text:p>
      <text:p text:style-name="P24"/>
      <text:p text:style-name="P24"/>
      <text:p text:style-name="P24"><text:soft-page-break/>__TEST05__-----------------------------------</text:p>
      <text:p text:style-name="P24">media <text:s text:c="3"/>= <text:s text:c="2"/>268435455 <text:s text:c="2"/>resto <text:s text:c="2"/>= <text:s text:c="10"/>0</text:p>
      <text:p text:style-name="P24"><text:s text:c="9"/>= 0x 00000010 <text:s text:c="10"/>= 0x 9f19cd80</text:p>
      <text:p text:style-name="P24"/>
      <text:p text:style-name="P24">__TEST06__-----------------------------------</text:p>
      <text:p text:style-name="P24">media <text:s text:c="3"/>= <text:s/>2000000000 <text:s text:c="2"/>resto <text:s text:c="2"/>= <text:s text:c="10"/>0</text:p>
      <text:p text:style-name="P24"><text:s text:c="9"/>= 0x 00000010 <text:s text:c="10"/>= 0x 8b6a7d80</text:p>
      <text:p text:style-name="P24">__TEST07__-----------------------------------</text:p>
      <text:p text:style-name="P24">media <text:s text:c="3"/>= -1294967296 <text:s text:c="2"/>resto <text:s text:c="2"/>= <text:s text:c="10"/>0</text:p>
      <text:p text:style-name="P24"><text:s text:c="9"/>= 0x 00000010 <text:s text:c="10"/>= 0x 75441d80</text:p>
      <text:p text:style-name="P24">__TEST08__-----------------------------------</text:p>
      <text:p text:style-name="P24">media <text:s text:c="3"/>= -2000000000 <text:s text:c="2"/>resto <text:s text:c="2"/>= <text:s text:c="10"/>0</text:p>
      <text:p text:style-name="P24"><text:s text:c="9"/>= 0x 00000010 <text:s text:c="10"/>= 0x 78d78d80</text:p>
      <text:p text:style-name="P24">__TEST09__-----------------------------------</text:p>
      <text:p text:style-name="P24">media <text:s text:c="3"/>= <text:s/>1294967296 <text:s text:c="2"/>resto <text:s text:c="2"/>= <text:s text:c="10"/>0</text:p>
      <text:p text:style-name="P24"/>
      <text:p text:style-name="P24"><text:s text:c="9"/>= 0x 00000010 <text:s text:c="10"/>= 0x 56ad0d80</text:p>
      <text:p text:style-name="P24">__TEST10__-----------------------------------</text:p>
      <text:p text:style-name="P24">media <text:s text:c="3"/>= <text:s text:c="10"/>1 <text:s text:c="2"/>resto <text:s text:c="2"/>= <text:s text:c="10"/>0</text:p>
      <text:p text:style-name="P24"><text:s text:c="9"/>= 0x 00000018 <text:s text:c="10"/>= 0x e3132d80</text:p>
      <text:p text:style-name="P24">__TEST11__-----------------------------------</text:p>
      <text:p text:style-name="P24">media <text:s text:c="3"/>= <text:s text:c="2"/>536870913 <text:s text:c="2"/>resto <text:s text:c="2"/>= <text:s text:c="10"/>4</text:p>
      <text:p text:style-name="P24"><text:s text:c="9"/>= 0x 00000018 <text:s text:c="10"/>= 0x 368efd80</text:p>
      <text:p text:style-name="P24">__TEST12__-----------------------------------</text:p>
      <text:p text:style-name="P24">media <text:s text:c="3"/>= <text:s text:c="10"/>2 <text:s text:c="2"/>resto <text:s text:c="2"/>= <text:s text:c="10"/>8</text:p>
      <text:p text:style-name="P24"><text:s text:c="9"/>= 0x 00000018 <text:s text:c="10"/>= 0x 48f5fd80</text:p>
      <text:p text:style-name="P24">__TEST13__-----------------------------------</text:p>
      <text:p text:style-name="P24">media <text:s text:c="3"/>= <text:s/>-536870909 <text:s text:c="2"/>resto <text:s text:c="2"/>= <text:s text:c="9"/>12</text:p>
      <text:p text:style-name="P24"><text:s text:c="9"/>= 0x 00000018 <text:s text:c="10"/>= 0x 28281d80</text:p>
      <text:p text:style-name="P24">__TEST14__-----------------------------------</text:p>
      <text:p text:style-name="P24">media <text:s text:c="3"/>= <text:s text:c="10"/>3 <text:s text:c="2"/>resto <text:s text:c="2"/>= <text:s text:c="9"/>16</text:p>
      <text:p text:style-name="P24"><text:s text:c="9"/>= 0x 00000018 <text:s text:c="10"/>= 0x e3415d80</text:p>
      <text:p text:style-name="P24">__TEST15__-----------------------------------</text:p>
      <text:p text:style-name="P24">media <text:s text:c="3"/>= <text:s/>-715827884 <text:s text:c="2"/>resto <text:s text:c="2"/>= <text:s text:c="10"/>8</text:p>
      <text:p text:style-name="P24"><text:s text:c="9"/>= 0x 00000018 <text:s text:c="10"/>= 0x a841cd80</text:p>
      <text:p text:style-name="P24">__TEST16__-----------------------------------</text:p>
      <text:p text:style-name="P24">media <text:s text:c="3"/>= <text:s/>-536870914 <text:s text:c="2"/>resto <text:s text:c="2"/>= <text:s text:c="9"/>20</text:p>
      <text:p text:style-name="P24"><text:s text:c="9"/>= 0x 00000018 <text:s text:c="10"/>= 0x a8e52d80</text:p>
      <text:p text:style-name="P24">__TEST17__-----------------------------------</text:p>
      <text:p text:style-name="P24">media <text:s text:c="3"/>= <text:s text:c="9"/>-2 <text:s text:c="2"/>resto <text:s text:c="2"/>= <text:s text:c="9"/>-8</text:p>
      <text:p text:style-name="P24"><text:s text:c="9"/>= 0x 00000018 <text:s text:c="10"/>= 0x 85fe1d80</text:p>
      <text:p text:style-name="P24">__TEST18__-----------------------------------</text:p>
      <text:p text:style-name="P24">media <text:s text:c="3"/>= <text:s text:c="2"/>536870909 <text:s text:c="2"/>resto <text:s text:c="2"/>= <text:s text:c="8"/>-12</text:p>
      <text:p text:style-name="P24"><text:s text:c="9"/>= 0x 00000018 <text:s text:c="10"/>= 0x 0fc27d80</text:p>
      <text:p text:style-name="P24">__TEST19__-----------------------------------</text:p>
      <text:p text:style-name="P24">media <text:s text:c="3"/>= <text:s text:c="9"/>-3 <text:s text:c="2"/>resto <text:s text:c="2"/>= <text:s text:c="8"/>-16</text:p>
      <text:p text:style-name="P24"><text:s text:c="9"/>= 0x 00000018 <text:s text:c="10"/>= 0x fd316d80</text:p>
      <text:p text:style-name="P24"/>
      <text:p text:style-name="P43"><text:soft-page-break/>DIARIO DE TRABAJO:</text:p>
      <text:p text:style-name="P43"/>
      <text:p text:style-name="P42">El trabajo realizado en esta practica no ha sido documentado como un diario debido a que me he dado cuenta a días de la entrega que debía hacerlo. Lo que si he realizado fue una primera asimilación de los conceptos los primeros días de la practica, entendiendo lo que se pedía así como las diferentes llamadas que debía realizar en el código. Una vez asimilé dichos conceptos me puse a trabajar en suma5.1, la cual, tras muchas pruebas llegue a conseguir entender perfectamente y a realizarla en principio sin problemas ya que los resultados son los correctos. El segundo ejercicio fue cambiar lo que nos decía en el ejercicio, luego no tuve mayor problema. En el tercer ejercicio si tuve más problemas debido a que no llegaba a comprender correctamente la extensión de signo pedida en esta, al final llegué a comprenderla. Por ultimo los ejercicios de media eran pequeñas modificaciones del ejercicio de suma con signo así que no tuve gran problema, fueron pequeños fallos que en días lo solucioné. El ultimo ejercicio no he comprendido correctamente que es lo que se pedía, según lo que entendí he realizado una forma, pero no esta correcta debido a que el resultado que produce no es el bueno y por falta de tiempo ya no he podido seguir.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426a7" officeooo:paragraph-rsid="001426a7"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aúl Ruano Narváez<text:tab/><text:tab/>Grupo: 2ºA2</text:p>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0:41:15.048543986</meta:creation-date>
    <meta:generator>LibreOffice/6.0.6.2$Linux_X86_64 LibreOffice_project/00m0$Build-2</meta:generator>
    <dc:date>2018-10-12T11:27:58.866139788</dc:date>
    <meta:editing-duration>PT34M56S</meta:editing-duration>
    <meta:editing-cycles>18</meta:editing-cycles>
    <meta:document-statistic meta:table-count="0" meta:image-count="0" meta:object-count="0" meta:page-count="17" meta:paragraph-count="646" meta:word-count="2439" meta:character-count="22362" meta:non-whitespace-character-count="16091"/>
  </office:meta>
</office:document-meta>
</file>